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5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ingle" table:style-name="ta1" table:print="false"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table:formula="of:=[Data.A1]" office:value-type="string" office:string-value="(1,1)">
            <text:p>(1,1)</text:p>
          </table:table-cell>
          <table:table-cell table:formula="of:=[Data.B1]" office:value-type="string" office:string-value="(2,1)">
            <text:p>(2,1)</text:p>
          </table:table-cell>
          <table:table-cell table:formula="of:=[Data.C1]" office:value-type="string" office:string-value="(3,1)">
            <text:p>(3,1)</text:p>
          </table:table-cell>
          <table:table-cell table:formula="of:=[Data.D1]" office:value-type="string" office:string-value="(4,1)">
            <text:p>(4,1)</text:p>
          </table:table-cell>
          <table:table-cell table:formula="of:=[Data.E1]" office:value-type="string" office:string-value="(5,1)">
            <text:p>(5,1)</text:p>
          </table:table-cell>
          <table:table-cell table:formula="of:=[Data.F1]" office:value-type="string" office:string-value="(6,1)">
            <text:p>(6,1)</text:p>
          </table:table-cell>
          <table:table-cell table:formula="of:=[Data.G1]" office:value-type="string" office:string-value="(7,1)">
            <text:p>(7,1)</text:p>
          </table:table-cell>
          <table:table-cell table:formula="of:=[Data.H1]" office:value-type="string" office:string-value="(8,1)">
            <text:p>(8,1)</text:p>
          </table:table-cell>
          <table:table-cell table:formula="of:=[Data.I1]" office:value-type="string" office:string-value="(9,1)">
            <text:p>(9,1)</text:p>
          </table:table-cell>
          <table:table-cell table:formula="of:=[Data.J1]" office:value-type="float" office:value="0">
            <text:p>0</text:p>
          </table:table-cell>
        </table:table-row>
        <table:table-row table:style-name="ro1">
          <table:table-cell table:formula="of:=[Data.A2]" office:value-type="string" office:string-value="(1,2)">
            <text:p>(1,2)</text:p>
          </table:table-cell>
          <table:table-cell table:formula="of:=[Data.B2]" office:value-type="string" office:string-value="(2,2)">
            <text:p>(2,2)</text:p>
          </table:table-cell>
          <table:table-cell table:formula="of:=[Data.C2]" office:value-type="string" office:string-value="(3,2)">
            <text:p>(3,2)</text:p>
          </table:table-cell>
          <table:table-cell table:formula="of:=[Data.D2]" office:value-type="string" office:string-value="(4,2)">
            <text:p>(4,2)</text:p>
          </table:table-cell>
          <table:table-cell table:formula="of:=[Data.E2]" office:value-type="string" office:string-value="(5,2)">
            <text:p>(5,2)</text:p>
          </table:table-cell>
          <table:table-cell table:formula="of:=[Data.F2]" office:value-type="string" office:string-value="(6,2)">
            <text:p>(6,2)</text:p>
          </table:table-cell>
          <table:table-cell table:formula="of:=[Data.G2]" office:value-type="string" office:string-value="(7,2)">
            <text:p>(7,2)</text:p>
          </table:table-cell>
          <table:table-cell table:formula="of:=[Data.H2]" office:value-type="string" office:string-value="(8,2)">
            <text:p>(8,2)</text:p>
          </table:table-cell>
          <table:table-cell table:formula="of:=[Data.I2]" office:value-type="string" office:string-value="(9,2)">
            <text:p>(9,2)</text:p>
          </table:table-cell>
          <table:table-cell table:formula="of:=[Data.J2]" office:value-type="float" office:value="0">
            <text:p>0</text:p>
          </table:table-cell>
        </table:table-row>
        <table:table-row table:style-name="ro1">
          <table:table-cell table:formula="of:=[Data.A3]" office:value-type="string" office:string-value="(1,3)">
            <text:p>(1,3)</text:p>
          </table:table-cell>
          <table:table-cell table:formula="of:=[Data.B3]" office:value-type="string" office:string-value="(2,3)">
            <text:p>(2,3)</text:p>
          </table:table-cell>
          <table:table-cell table:formula="of:=[Data.C3]" office:value-type="string" office:string-value="(3,3)">
            <text:p>(3,3)</text:p>
          </table:table-cell>
          <table:table-cell table:formula="of:=[Data.D3]" office:value-type="string" office:string-value="(4,3)">
            <text:p>(4,3)</text:p>
          </table:table-cell>
          <table:table-cell table:formula="of:=[Data.E3]" office:value-type="string" office:string-value="(5,3)">
            <text:p>(5,3)</text:p>
          </table:table-cell>
          <table:table-cell table:formula="of:=[Data.F3]" office:value-type="string" office:string-value="(6,3)">
            <text:p>(6,3)</text:p>
          </table:table-cell>
          <table:table-cell table:formula="of:=[Data.G3]" office:value-type="string" office:string-value="(7,3)">
            <text:p>(7,3)</text:p>
          </table:table-cell>
          <table:table-cell table:formula="of:=[Data.H3]" office:value-type="string" office:string-value="(8,3)">
            <text:p>(8,3)</text:p>
          </table:table-cell>
          <table:table-cell table:formula="of:=[Data.I3]" office:value-type="string" office:string-value="(9,3)">
            <text:p>(9,3)</text:p>
          </table:table-cell>
          <table:table-cell table:formula="of:=[Data.J3]" office:value-type="float" office:value="0">
            <text:p>0</text:p>
          </table:table-cell>
        </table:table-row>
        <table:table-row table:style-name="ro1">
          <table:table-cell table:formula="of:=[Data.A4]" office:value-type="string" office:string-value="(1,4)">
            <text:p>(1,4)</text:p>
          </table:table-cell>
          <table:table-cell table:formula="of:=[Data.B4]" office:value-type="string" office:string-value="(2,4)">
            <text:p>(2,4)</text:p>
          </table:table-cell>
          <table:table-cell table:formula="of:=[Data.C4]" office:value-type="string" office:string-value="(3,4)">
            <text:p>(3,4)</text:p>
          </table:table-cell>
          <table:table-cell table:formula="of:=[Data.D4]" office:value-type="string" office:string-value="(4,4)">
            <text:p>(4,4)</text:p>
          </table:table-cell>
          <table:table-cell table:formula="of:=[Data.E4]" office:value-type="string" office:string-value="(5,4)">
            <text:p>(5,4)</text:p>
          </table:table-cell>
          <table:table-cell table:formula="of:=[Data.F4]" office:value-type="string" office:string-value="(6,4)">
            <text:p>(6,4)</text:p>
          </table:table-cell>
          <table:table-cell table:formula="of:=[Data.G4]" office:value-type="string" office:string-value="(7,4)">
            <text:p>(7,4)</text:p>
          </table:table-cell>
          <table:table-cell table:formula="of:=[Data.H4]" office:value-type="string" office:string-value="(8,4)">
            <text:p>(8,4)</text:p>
          </table:table-cell>
          <table:table-cell table:formula="of:=[Data.I4]" office:value-type="string" office:string-value="(9,4)">
            <text:p>(9,4)</text:p>
          </table:table-cell>
          <table:table-cell table:formula="of:=[Data.J4]" office:value-type="float" office:value="0">
            <text:p>0</text:p>
          </table:table-cell>
        </table:table-row>
        <table:table-row table:style-name="ro1">
          <table:table-cell table:formula="of:=[Data.A5]" office:value-type="string" office:string-value="(1,5)">
            <text:p>(1,5)</text:p>
          </table:table-cell>
          <table:table-cell table:formula="of:=[Data.B5]" office:value-type="string" office:string-value="(2,5)">
            <text:p>(2,5)</text:p>
          </table:table-cell>
          <table:table-cell table:formula="of:=[Data.C5]" office:value-type="string" office:string-value="(3,5)">
            <text:p>(3,5)</text:p>
          </table:table-cell>
          <table:table-cell table:formula="of:=[Data.D5]" office:value-type="string" office:string-value="(4,5)">
            <text:p>(4,5)</text:p>
          </table:table-cell>
          <table:table-cell table:formula="of:=[Data.E5]" office:value-type="string" office:string-value="(5,5)">
            <text:p>(5,5)</text:p>
          </table:table-cell>
          <table:table-cell table:formula="of:=[Data.F5]" office:value-type="string" office:string-value="(6,5)">
            <text:p>(6,5)</text:p>
          </table:table-cell>
          <table:table-cell table:formula="of:=[Data.G5]" office:value-type="string" office:string-value="(7,5)">
            <text:p>(7,5)</text:p>
          </table:table-cell>
          <table:table-cell table:formula="of:=[Data.H5]" office:value-type="string" office:string-value="(8,5)">
            <text:p>(8,5)</text:p>
          </table:table-cell>
          <table:table-cell table:formula="of:=[Data.I5]" office:value-type="string" office:string-value="(9,5)">
            <text:p>(9,5)</text:p>
          </table:table-cell>
          <table:table-cell table:formula="of:=[Data.J5]" office:value-type="float" office:value="0">
            <text:p>0</text:p>
          </table:table-cell>
        </table:table-row>
        <table:table-row table:style-name="ro1">
          <table:table-cell table:formula="of:=[Data.A6]" office:value-type="string" office:string-value="(1,6)">
            <text:p>(1,6)</text:p>
          </table:table-cell>
          <table:table-cell table:formula="of:=[Data.B6]" office:value-type="string" office:string-value="(2,6)">
            <text:p>(2,6)</text:p>
          </table:table-cell>
          <table:table-cell table:formula="of:=[Data.C6]" office:value-type="string" office:string-value="(3,6)">
            <text:p>(3,6)</text:p>
          </table:table-cell>
          <table:table-cell table:formula="of:=[Data.D6]" office:value-type="string" office:string-value="(4,6)">
            <text:p>(4,6)</text:p>
          </table:table-cell>
          <table:table-cell table:formula="of:=[Data.E6]" office:value-type="string" office:string-value="(5,6)">
            <text:p>(5,6)</text:p>
          </table:table-cell>
          <table:table-cell table:formula="of:=[Data.F6]" office:value-type="string" office:string-value="(6,6)">
            <text:p>(6,6)</text:p>
          </table:table-cell>
          <table:table-cell table:formula="of:=[Data.G6]" office:value-type="string" office:string-value="(7,6)">
            <text:p>(7,6)</text:p>
          </table:table-cell>
          <table:table-cell table:formula="of:=[Data.H6]" office:value-type="string" office:string-value="(8,6)">
            <text:p>(8,6)</text:p>
          </table:table-cell>
          <table:table-cell table:formula="of:=[Data.I6]" office:value-type="string" office:string-value="(9,6)">
            <text:p>(9,6)</text:p>
          </table:table-cell>
          <table:table-cell table:formula="of:=[Data.J6]" office:value-type="float" office:value="0">
            <text:p>0</text:p>
          </table:table-cell>
        </table:table-row>
        <table:table-row table:style-name="ro1">
          <table:table-cell table:formula="of:=[Data.A7]" office:value-type="string" office:string-value="(1,7)">
            <text:p>(1,7)</text:p>
          </table:table-cell>
          <table:table-cell table:formula="of:=[Data.B7]" office:value-type="string" office:string-value="(2,7)">
            <text:p>(2,7)</text:p>
          </table:table-cell>
          <table:table-cell table:formula="of:=[Data.C7]" office:value-type="string" office:string-value="(3,7)">
            <text:p>(3,7)</text:p>
          </table:table-cell>
          <table:table-cell table:formula="of:=[Data.D7]" office:value-type="string" office:string-value="(4,7)">
            <text:p>(4,7)</text:p>
          </table:table-cell>
          <table:table-cell table:formula="of:=[Data.E7]" office:value-type="string" office:string-value="(5,7)">
            <text:p>(5,7)</text:p>
          </table:table-cell>
          <table:table-cell table:formula="of:=[Data.F7]" office:value-type="string" office:string-value="(6,7)">
            <text:p>(6,7)</text:p>
          </table:table-cell>
          <table:table-cell table:formula="of:=[Data.G7]" office:value-type="string" office:string-value="(7,7)">
            <text:p>(7,7)</text:p>
          </table:table-cell>
          <table:table-cell table:formula="of:=[Data.H7]" office:value-type="string" office:string-value="(8,7)">
            <text:p>(8,7)</text:p>
          </table:table-cell>
          <table:table-cell table:formula="of:=[Data.I7]" office:value-type="string" office:string-value="(9,7)">
            <text:p>(9,7)</text:p>
          </table:table-cell>
          <table:table-cell table:formula="of:=[Data.J7]" office:value-type="float" office:value="0">
            <text:p>0</text:p>
          </table:table-cell>
        </table:table-row>
        <table:table-row table:style-name="ro1">
          <table:table-cell table:formula="of:=[Data.A8]" office:value-type="string" office:string-value="(1,8)">
            <text:p>(1,8)</text:p>
          </table:table-cell>
          <table:table-cell table:formula="of:=[Data.B8]" office:value-type="string" office:string-value="(2,8)">
            <text:p>(2,8)</text:p>
          </table:table-cell>
          <table:table-cell table:formula="of:=[Data.C8]" office:value-type="string" office:string-value="(3,8)">
            <text:p>(3,8)</text:p>
          </table:table-cell>
          <table:table-cell table:formula="of:=[Data.D8]" office:value-type="string" office:string-value="(4,8)">
            <text:p>(4,8)</text:p>
          </table:table-cell>
          <table:table-cell table:formula="of:=[Data.E8]" office:value-type="string" office:string-value="(5,8)">
            <text:p>(5,8)</text:p>
          </table:table-cell>
          <table:table-cell table:formula="of:=[Data.F8]" office:value-type="string" office:string-value="(6,8)">
            <text:p>(6,8)</text:p>
          </table:table-cell>
          <table:table-cell table:formula="of:=[Data.G8]" office:value-type="string" office:string-value="(7,8)">
            <text:p>(7,8)</text:p>
          </table:table-cell>
          <table:table-cell table:formula="of:=[Data.H8]" office:value-type="string" office:string-value="(8,8)">
            <text:p>(8,8)</text:p>
          </table:table-cell>
          <table:table-cell table:formula="of:=[Data.I8]" office:value-type="string" office:string-value="(9,8)">
            <text:p>(9,8)</text:p>
          </table:table-cell>
          <table:table-cell table:formula="of:=[Data.J8]" office:value-type="float" office:value="0">
            <text:p>0</text:p>
          </table:table-cell>
        </table:table-row>
        <table:table-row table:style-name="ro1">
          <table:table-cell table:formula="of:=[Data.A9]" office:value-type="string" office:string-value="(1,9)">
            <text:p>(1,9)</text:p>
          </table:table-cell>
          <table:table-cell table:formula="of:=[Data.B9]" office:value-type="string" office:string-value="(2,9)">
            <text:p>(2,9)</text:p>
          </table:table-cell>
          <table:table-cell table:formula="of:=[Data.C9]" office:value-type="string" office:string-value="(3,9)">
            <text:p>(3,9)</text:p>
          </table:table-cell>
          <table:table-cell table:formula="of:=[Data.D9]" office:value-type="string" office:string-value="(4,9)">
            <text:p>(4,9)</text:p>
          </table:table-cell>
          <table:table-cell table:formula="of:=[Data.E9]" office:value-type="string" office:string-value="(5,9)">
            <text:p>(5,9)</text:p>
          </table:table-cell>
          <table:table-cell table:formula="of:=[Data.F9]" office:value-type="string" office:string-value="(6,9)">
            <text:p>(6,9)</text:p>
          </table:table-cell>
          <table:table-cell table:formula="of:=[Data.G9]" office:value-type="string" office:string-value="(7,9)">
            <text:p>(7,9)</text:p>
          </table:table-cell>
          <table:table-cell table:formula="of:=[Data.H9]" office:value-type="string" office:string-value="(8,9)">
            <text:p>(8,9)</text:p>
          </table:table-cell>
          <table:table-cell table:formula="of:=[Data.I9]" office:value-type="string" office:string-value="(9,9)">
            <text:p>(9,9)</text:p>
          </table:table-cell>
          <table:table-cell table:formula="of:=[Data.J9]" office:value-type="float" office:value="0">
            <text:p>0</text:p>
          </table:table-cell>
        </table:table-row>
        <table:table-row table:style-name="ro1">
          <table:table-cell table:formula="of:=[Data.A10]" office:value-type="string" office:string-value="(1,10)">
            <text:p>(1,10)</text:p>
          </table:table-cell>
          <table:table-cell table:formula="of:=[Data.B10]" office:value-type="string" office:string-value="(2,10)">
            <text:p>(2,10)</text:p>
          </table:table-cell>
          <table:table-cell table:formula="of:=[Data.C10]" office:value-type="string" office:string-value="(3,10)">
            <text:p>(3,10)</text:p>
          </table:table-cell>
          <table:table-cell table:formula="of:=[Data.D10]" office:value-type="string" office:string-value="(4,10)">
            <text:p>(4,10)</text:p>
          </table:table-cell>
          <table:table-cell table:formula="of:=[Data.E10]" office:value-type="string" office:string-value="(5,10)">
            <text:p>(5,10)</text:p>
          </table:table-cell>
          <table:table-cell table:formula="of:=[Data.F10]" office:value-type="string" office:string-value="(6,10)">
            <text:p>(6,10)</text:p>
          </table:table-cell>
          <table:table-cell table:formula="of:=[Data.G10]" office:value-type="string" office:string-value="(7,10)">
            <text:p>(7,10)</text:p>
          </table:table-cell>
          <table:table-cell table:formula="of:=[Data.H10]" office:value-type="string" office:string-value="(8,10)">
            <text:p>(8,10)</text:p>
          </table:table-cell>
          <table:table-cell table:formula="of:=[Data.I10]" office:value-type="string" office:string-value="(9,10)">
            <text:p>(9,10)</text:p>
          </table:table-cell>
          <table:table-cell table:formula="of:=[Data.J10]" office:value-type="float" office:value="0">
            <text:p>0</text:p>
          </table:table-cell>
        </table:table-row>
        <table:table-row table:style-name="ro1">
          <table:table-cell table:formula="of:=[Data.A11]" office:value-type="string" office:string-value="(1,11)">
            <text:p>(1,11)</text:p>
          </table:table-cell>
          <table:table-cell table:formula="of:=[Data.B11]" office:value-type="string" office:string-value="(2,11)">
            <text:p>(2,11)</text:p>
          </table:table-cell>
          <table:table-cell table:formula="of:=[Data.C11]" office:value-type="string" office:string-value="(3,11)">
            <text:p>(3,11)</text:p>
          </table:table-cell>
          <table:table-cell table:formula="of:=[Data.D11]" office:value-type="string" office:string-value="(4,11)">
            <text:p>(4,11)</text:p>
          </table:table-cell>
          <table:table-cell table:formula="of:=[Data.E11]" office:value-type="string" office:string-value="(5,11)">
            <text:p>(5,11)</text:p>
          </table:table-cell>
          <table:table-cell table:formula="of:=[Data.F11]" office:value-type="string" office:string-value="(6,11)">
            <text:p>(6,11)</text:p>
          </table:table-cell>
          <table:table-cell table:formula="of:=[Data.G11]" office:value-type="string" office:string-value="(7,11)">
            <text:p>(7,11)</text:p>
          </table:table-cell>
          <table:table-cell table:formula="of:=[Data.H11]" office:value-type="string" office:string-value="(8,11)">
            <text:p>(8,11)</text:p>
          </table:table-cell>
          <table:table-cell table:formula="of:=[Data.I11]" office:value-type="string" office:string-value="(9,11)">
            <text:p>(9,11)</text:p>
          </table:table-cell>
          <table:table-cell table:formula="of:=[Data.J11]" office:value-type="float" office:value="0">
            <text:p>0</text:p>
          </table:table-cell>
        </table:table-row>
        <table:table-row table:style-name="ro1">
          <table:table-cell table:formula="of:=[Data.A12]" office:value-type="string" office:string-value="(1,12)">
            <text:p>(1,12)</text:p>
          </table:table-cell>
          <table:table-cell table:formula="of:=[Data.B12]" office:value-type="string" office:string-value="(2,12)">
            <text:p>(2,12)</text:p>
          </table:table-cell>
          <table:table-cell table:formula="of:=[Data.C12]" office:value-type="string" office:string-value="(3,12)">
            <text:p>(3,12)</text:p>
          </table:table-cell>
          <table:table-cell table:formula="of:=[Data.D12]" office:value-type="string" office:string-value="(4,12)">
            <text:p>(4,12)</text:p>
          </table:table-cell>
          <table:table-cell table:formula="of:=[Data.E12]" office:value-type="string" office:string-value="(5,12)">
            <text:p>(5,12)</text:p>
          </table:table-cell>
          <table:table-cell table:formula="of:=[Data.F12]" office:value-type="string" office:string-value="(6,12)">
            <text:p>(6,12)</text:p>
          </table:table-cell>
          <table:table-cell table:formula="of:=[Data.G12]" office:value-type="string" office:string-value="(7,12)">
            <text:p>(7,12)</text:p>
          </table:table-cell>
          <table:table-cell table:formula="of:=[Data.H12]" office:value-type="string" office:string-value="(8,12)">
            <text:p>(8,12)</text:p>
          </table:table-cell>
          <table:table-cell table:formula="of:=[Data.I12]" office:value-type="string" office:string-value="(9,12)">
            <text:p>(9,12)</text:p>
          </table:table-cell>
          <table:table-cell table:formula="of:=[Data.J12]" office:value-type="float" office:value="0">
            <text:p>0</text:p>
          </table:table-cell>
        </table:table-row>
        <table:table-row table:style-name="ro1">
          <table:table-cell table:formula="of:=[Data.A13]" office:value-type="string" office:string-value="(1,13)">
            <text:p>(1,13)</text:p>
          </table:table-cell>
          <table:table-cell table:formula="of:=[Data.B13]" office:value-type="string" office:string-value="(2,13)">
            <text:p>(2,13)</text:p>
          </table:table-cell>
          <table:table-cell table:formula="of:=[Data.C13]" office:value-type="string" office:string-value="(3,13)">
            <text:p>(3,13)</text:p>
          </table:table-cell>
          <table:table-cell table:formula="of:=[Data.D13]" office:value-type="string" office:string-value="(4,13)">
            <text:p>(4,13)</text:p>
          </table:table-cell>
          <table:table-cell table:formula="of:=[Data.E13]" office:value-type="string" office:string-value="(5,13)">
            <text:p>(5,13)</text:p>
          </table:table-cell>
          <table:table-cell table:formula="of:=[Data.F13]" office:value-type="string" office:string-value="(6,13)">
            <text:p>(6,13)</text:p>
          </table:table-cell>
          <table:table-cell table:formula="of:=[Data.G13]" office:value-type="string" office:string-value="(7,13)">
            <text:p>(7,13)</text:p>
          </table:table-cell>
          <table:table-cell table:formula="of:=[Data.H13]" office:value-type="string" office:string-value="(8,13)">
            <text:p>(8,13)</text:p>
          </table:table-cell>
          <table:table-cell table:formula="of:=[Data.I13]" office:value-type="string" office:string-value="(9,13)">
            <text:p>(9,13)</text:p>
          </table:table-cell>
          <table:table-cell table:formula="of:=[Data.J13]" office:value-type="float" office:value="0">
            <text:p>0</text:p>
          </table:table-cell>
        </table:table-row>
        <table:table-row table:style-name="ro1">
          <table:table-cell table:formula="of:=[Data.A14]" office:value-type="string" office:string-value="(1,14)">
            <text:p>(1,14)</text:p>
          </table:table-cell>
          <table:table-cell table:formula="of:=[Data.B14]" office:value-type="string" office:string-value="(2,14)">
            <text:p>(2,14)</text:p>
          </table:table-cell>
          <table:table-cell table:formula="of:=[Data.C14]" office:value-type="string" office:string-value="(3,14)">
            <text:p>(3,14)</text:p>
          </table:table-cell>
          <table:table-cell table:formula="of:=[Data.D14]" office:value-type="string" office:string-value="(4,14)">
            <text:p>(4,14)</text:p>
          </table:table-cell>
          <table:table-cell table:formula="of:=[Data.E14]" office:value-type="string" office:string-value="(5,14)">
            <text:p>(5,14)</text:p>
          </table:table-cell>
          <table:table-cell table:formula="of:=[Data.F14]" office:value-type="string" office:string-value="(6,14)">
            <text:p>(6,14)</text:p>
          </table:table-cell>
          <table:table-cell table:formula="of:=[Data.G14]" office:value-type="string" office:string-value="(7,14)">
            <text:p>(7,14)</text:p>
          </table:table-cell>
          <table:table-cell table:formula="of:=[Data.H14]" office:value-type="string" office:string-value="(8,14)">
            <text:p>(8,14)</text:p>
          </table:table-cell>
          <table:table-cell table:formula="of:=[Data.I14]" office:value-type="string" office:string-value="(9,14)">
            <text:p>(9,14)</text:p>
          </table:table-cell>
          <table:table-cell table:formula="of:=[Data.J14]" office:value-type="float" office:value="0">
            <text:p>0</text:p>
          </table:table-cell>
        </table:table-row>
        <table:table-row table:style-name="ro1">
          <table:table-cell table:formula="of:=[Data.A15]" office:value-type="string" office:string-value="(1,15)">
            <text:p>(1,15)</text:p>
          </table:table-cell>
          <table:table-cell table:formula="of:=[Data.B15]" office:value-type="string" office:string-value="(2,15)">
            <text:p>(2,15)</text:p>
          </table:table-cell>
          <table:table-cell table:formula="of:=[Data.C15]" office:value-type="string" office:string-value="(3,15)">
            <text:p>(3,15)</text:p>
          </table:table-cell>
          <table:table-cell table:formula="of:=[Data.D15]" office:value-type="string" office:string-value="(4,15)">
            <text:p>(4,15)</text:p>
          </table:table-cell>
          <table:table-cell table:formula="of:=[Data.E15]" office:value-type="string" office:string-value="(5,15)">
            <text:p>(5,15)</text:p>
          </table:table-cell>
          <table:table-cell table:formula="of:=[Data.F15]" office:value-type="string" office:string-value="(6,15)">
            <text:p>(6,15)</text:p>
          </table:table-cell>
          <table:table-cell table:formula="of:=[Data.G15]" office:value-type="string" office:string-value="(7,15)">
            <text:p>(7,15)</text:p>
          </table:table-cell>
          <table:table-cell table:formula="of:=[Data.H15]" office:value-type="string" office:string-value="(8,15)">
            <text:p>(8,15)</text:p>
          </table:table-cell>
          <table:table-cell table:formula="of:=[Data.I15]" office:value-type="string" office:string-value="(9,15)">
            <text:p>(9,15)</text:p>
          </table:table-cell>
          <table:table-cell table:formula="of:=[Data.J15]" office:value-type="float" office:value="0">
            <text:p>0</text:p>
          </table:table-cell>
        </table:table-row>
        <table:table-row table:style-name="ro1">
          <table:table-cell table:formula="of:=[Data.A16]" office:value-type="string" office:string-value="(1,16)">
            <text:p>(1,16)</text:p>
          </table:table-cell>
          <table:table-cell table:formula="of:=[Data.B16]" office:value-type="string" office:string-value="(2,16)">
            <text:p>(2,16)</text:p>
          </table:table-cell>
          <table:table-cell table:formula="of:=[Data.C16]" office:value-type="string" office:string-value="(3,16)">
            <text:p>(3,16)</text:p>
          </table:table-cell>
          <table:table-cell table:formula="of:=[Data.D16]" office:value-type="string" office:string-value="(4,16)">
            <text:p>(4,16)</text:p>
          </table:table-cell>
          <table:table-cell table:formula="of:=[Data.E16]" office:value-type="string" office:string-value="(5,16)">
            <text:p>(5,16)</text:p>
          </table:table-cell>
          <table:table-cell table:formula="of:=[Data.F16]" office:value-type="string" office:string-value="(6,16)">
            <text:p>(6,16)</text:p>
          </table:table-cell>
          <table:table-cell table:formula="of:=[Data.G16]" office:value-type="string" office:string-value="(7,16)">
            <text:p>(7,16)</text:p>
          </table:table-cell>
          <table:table-cell table:formula="of:=[Data.H16]" office:value-type="string" office:string-value="(8,16)">
            <text:p>(8,16)</text:p>
          </table:table-cell>
          <table:table-cell table:formula="of:=[Data.I16]" office:value-type="string" office:string-value="(9,16)">
            <text:p>(9,16)</text:p>
          </table:table-cell>
          <table:table-cell table:formula="of:=[Data.J16]" office:value-type="float" office:value="0">
            <text:p>0</text:p>
          </table:table-cell>
        </table:table-row>
        <table:table-row table:style-name="ro1">
          <table:table-cell table:formula="of:=[Data.A17]" office:value-type="string" office:string-value="(1,17)">
            <text:p>(1,17)</text:p>
          </table:table-cell>
          <table:table-cell table:formula="of:=[Data.B17]" office:value-type="string" office:string-value="(2,17)">
            <text:p>(2,17)</text:p>
          </table:table-cell>
          <table:table-cell table:formula="of:=[Data.C17]" office:value-type="string" office:string-value="(3,17)">
            <text:p>(3,17)</text:p>
          </table:table-cell>
          <table:table-cell table:formula="of:=[Data.D17]" office:value-type="string" office:string-value="(4,17)">
            <text:p>(4,17)</text:p>
          </table:table-cell>
          <table:table-cell table:formula="of:=[Data.E17]" office:value-type="string" office:string-value="(5,17)">
            <text:p>(5,17)</text:p>
          </table:table-cell>
          <table:table-cell table:formula="of:=[Data.F17]" office:value-type="string" office:string-value="(6,17)">
            <text:p>(6,17)</text:p>
          </table:table-cell>
          <table:table-cell table:formula="of:=[Data.G17]" office:value-type="string" office:string-value="(7,17)">
            <text:p>(7,17)</text:p>
          </table:table-cell>
          <table:table-cell table:formula="of:=[Data.H17]" office:value-type="string" office:string-value="(8,17)">
            <text:p>(8,17)</text:p>
          </table:table-cell>
          <table:table-cell table:formula="of:=[Data.I17]" office:value-type="string" office:string-value="(9,17)">
            <text:p>(9,17)</text:p>
          </table:table-cell>
          <table:table-cell table:formula="of:=[Data.J17]" office:value-type="float" office:value="0">
            <text:p>0</text:p>
          </table:table-cell>
        </table:table-row>
        <table:table-row table:style-name="ro1">
          <table:table-cell table:formula="of:=[Data.A18]" office:value-type="string" office:string-value="(1,18)">
            <text:p>(1,18)</text:p>
          </table:table-cell>
          <table:table-cell table:formula="of:=[Data.B18]" office:value-type="string" office:string-value="(2,18)">
            <text:p>(2,18)</text:p>
          </table:table-cell>
          <table:table-cell table:formula="of:=[Data.C18]" office:value-type="string" office:string-value="(3,18)">
            <text:p>(3,18)</text:p>
          </table:table-cell>
          <table:table-cell table:formula="of:=[Data.D18]" office:value-type="string" office:string-value="(4,18)">
            <text:p>(4,18)</text:p>
          </table:table-cell>
          <table:table-cell table:formula="of:=[Data.E18]" office:value-type="string" office:string-value="(5,18)">
            <text:p>(5,18)</text:p>
          </table:table-cell>
          <table:table-cell table:formula="of:=[Data.F18]" office:value-type="string" office:string-value="(6,18)">
            <text:p>(6,18)</text:p>
          </table:table-cell>
          <table:table-cell table:formula="of:=[Data.G18]" office:value-type="string" office:string-value="(7,18)">
            <text:p>(7,18)</text:p>
          </table:table-cell>
          <table:table-cell table:formula="of:=[Data.H18]" office:value-type="string" office:string-value="(8,18)">
            <text:p>(8,18)</text:p>
          </table:table-cell>
          <table:table-cell table:formula="of:=[Data.I18]" office:value-type="string" office:string-value="(9,18)">
            <text:p>(9,18)</text:p>
          </table:table-cell>
          <table:table-cell table:formula="of:=[Data.J18]" office:value-type="float" office:value="0">
            <text:p>0</text:p>
          </table:table-cell>
        </table:table-row>
        <table:table-row table:style-name="ro1">
          <table:table-cell table:formula="of:=[Data.A19]" office:value-type="string" office:string-value="(1,19)">
            <text:p>(1,19)</text:p>
          </table:table-cell>
          <table:table-cell table:formula="of:=[Data.B19]" office:value-type="string" office:string-value="(2,19)">
            <text:p>(2,19)</text:p>
          </table:table-cell>
          <table:table-cell table:formula="of:=[Data.C19]" office:value-type="string" office:string-value="(3,19)">
            <text:p>(3,19)</text:p>
          </table:table-cell>
          <table:table-cell table:formula="of:=[Data.D19]" office:value-type="string" office:string-value="(4,19)">
            <text:p>(4,19)</text:p>
          </table:table-cell>
          <table:table-cell table:formula="of:=[Data.E19]" office:value-type="string" office:string-value="(5,19)">
            <text:p>(5,19)</text:p>
          </table:table-cell>
          <table:table-cell table:formula="of:=[Data.F19]" office:value-type="string" office:string-value="(6,19)">
            <text:p>(6,19)</text:p>
          </table:table-cell>
          <table:table-cell table:formula="of:=[Data.G19]" office:value-type="string" office:string-value="(7,19)">
            <text:p>(7,19)</text:p>
          </table:table-cell>
          <table:table-cell table:formula="of:=[Data.H19]" office:value-type="string" office:string-value="(8,19)">
            <text:p>(8,19)</text:p>
          </table:table-cell>
          <table:table-cell table:formula="of:=[Data.I19]" office:value-type="string" office:string-value="(9,19)">
            <text:p>(9,19)</text:p>
          </table:table-cell>
          <table:table-cell table:formula="of:=[Data.J19]" office:value-type="float" office:value="0">
            <text:p>0</text:p>
          </table:table-cell>
        </table:table-row>
        <table:table-row table:style-name="ro1">
          <table:table-cell table:formula="of:=[Data.A20]" office:value-type="string" office:string-value="(1,20)">
            <text:p>(1,20)</text:p>
          </table:table-cell>
          <table:table-cell table:formula="of:=[Data.B20]" office:value-type="string" office:string-value="(2,20)">
            <text:p>(2,20)</text:p>
          </table:table-cell>
          <table:table-cell table:formula="of:=[Data.C20]" office:value-type="string" office:string-value="(3,20)">
            <text:p>(3,20)</text:p>
          </table:table-cell>
          <table:table-cell table:formula="of:=[Data.D20]" office:value-type="string" office:string-value="(4,20)">
            <text:p>(4,20)</text:p>
          </table:table-cell>
          <table:table-cell table:formula="of:=[Data.E20]" office:value-type="string" office:string-value="(5,20)">
            <text:p>(5,20)</text:p>
          </table:table-cell>
          <table:table-cell table:formula="of:=[Data.F20]" office:value-type="string" office:string-value="(6,20)">
            <text:p>(6,20)</text:p>
          </table:table-cell>
          <table:table-cell table:formula="of:=[Data.G20]" office:value-type="string" office:string-value="(7,20)">
            <text:p>(7,20)</text:p>
          </table:table-cell>
          <table:table-cell table:formula="of:=[Data.H20]" office:value-type="string" office:string-value="(8,20)">
            <text:p>(8,20)</text:p>
          </table:table-cell>
          <table:table-cell table:formula="of:=[Data.I20]" office:value-type="string" office:string-value="(9,20)">
            <text:p>(9,20)</text:p>
          </table:table-cell>
          <table:table-cell table:formula="of:=[Data.J20]" office:value-type="float" office:value="0">
            <text:p>0</text:p>
          </table:table-cell>
        </table:table-row>
        <table:table-row table:style-name="ro1">
          <table:table-cell table:formula="of:=[Data.A21]" office:value-type="float" office:value="0">
            <text:p>0</text:p>
          </table:table-cell>
          <table:table-cell table:formula="of:=[Data.B21]" office:value-type="float" office:value="0">
            <text:p>0</text:p>
          </table:table-cell>
          <table:table-cell table:formula="of:=[Data.C21]" office:value-type="float" office:value="0">
            <text:p>0</text:p>
          </table:table-cell>
          <table:table-cell table:formula="of:=[Data.D21]" office:value-type="float" office:value="0">
            <text:p>0</text:p>
          </table:table-cell>
          <table:table-cell table:formula="of:=[Data.E21]" office:value-type="float" office:value="0">
            <text:p>0</text:p>
          </table:table-cell>
          <table:table-cell table:formula="of:=[Data.F21]" office:value-type="float" office:value="0">
            <text:p>0</text:p>
          </table:table-cell>
          <table:table-cell table:formula="of:=[Data.G21]" office:value-type="float" office:value="0">
            <text:p>0</text:p>
          </table:table-cell>
          <table:table-cell table:formula="of:=[Data.H21]" office:value-type="float" office:value="0">
            <text:p>0</text:p>
          </table:table-cell>
          <table:table-cell table:formula="of:=[Data.I21]" office:value-type="float" office:value="0">
            <text:p>0</text:p>
          </table:table-cell>
          <table:table-cell table:formula="of:=[Data.J21]" office:value-type="float" office:value="0">
            <text:p>0</text:p>
          </table:table-cell>
        </table:table-row>
      </table:table>
      <table:table table:name="SingleExt" table:style-name="ta1" table:print="false"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table:formula="of:=['file:///home/kyoshida/ooo/ooo-test-files/calc/external-ref/complex-src.ods'#$Data.A1]" office:value-type="string" office:string-value="(1,1)">
            <text:p>(1,1)</text:p>
          </table:table-cell>
          <table:table-cell table:formula="of:=['file:///home/kyoshida/ooo/ooo-test-files/calc/external-ref/complex-src.ods'#$Data.B1]" office:value-type="string" office:string-value="(2,1)">
            <text:p>(2,1)</text:p>
          </table:table-cell>
          <table:table-cell table:formula="of:=['file:///home/kyoshida/ooo/ooo-test-files/calc/external-ref/complex-src.ods'#$Data.C1]" office:value-type="string" office:string-value="(3,1)">
            <text:p>(3,1)</text:p>
          </table:table-cell>
          <table:table-cell table:formula="of:=['file:///home/kyoshida/ooo/ooo-test-files/calc/external-ref/complex-src.ods'#$Data.D1]" office:value-type="string" office:string-value="(4,1)">
            <text:p>(4,1)</text:p>
          </table:table-cell>
          <table:table-cell table:formula="of:=['file:///home/kyoshida/ooo/ooo-test-files/calc/external-ref/complex-src.ods'#$Data.E1]" office:value-type="string" office:string-value="(5,1)">
            <text:p>(5,1)</text:p>
          </table:table-cell>
          <table:table-cell table:formula="of:=['file:///home/kyoshida/ooo/ooo-test-files/calc/external-ref/complex-src.ods'#$Data.F1]" office:value-type="string" office:string-value="(6,1)">
            <text:p>(6,1)</text:p>
          </table:table-cell>
          <table:table-cell table:formula="of:=['file:///home/kyoshida/ooo/ooo-test-files/calc/external-ref/complex-src.ods'#$Data.G1]" office:value-type="string" office:string-value="(7,1)">
            <text:p>(7,1)</text:p>
          </table:table-cell>
          <table:table-cell table:formula="of:=['file:///home/kyoshida/ooo/ooo-test-files/calc/external-ref/complex-src.ods'#$Data.H1]" office:value-type="string" office:string-value="(8,1)">
            <text:p>(8,1)</text:p>
          </table:table-cell>
          <table:table-cell table:formula="of:=['file:///home/kyoshida/ooo/ooo-test-files/calc/external-ref/complex-src.ods'#$Data.I1]" office:value-type="string" office:string-value="(9,1)">
            <text:p>(9,1)</text:p>
          </table:table-cell>
          <table:table-cell table:formula="of:=['file:///home/kyoshida/ooo/ooo-test-files/calc/external-ref/complex-src.ods'#$Data.J1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2]" office:value-type="string" office:string-value="(1,2)">
            <text:p>(1,2)</text:p>
          </table:table-cell>
          <table:table-cell table:formula="of:=['file:///home/kyoshida/ooo/ooo-test-files/calc/external-ref/complex-src.ods'#$Data.B2]" office:value-type="string" office:string-value="(2,2)">
            <text:p>(2,2)</text:p>
          </table:table-cell>
          <table:table-cell table:formula="of:=['file:///home/kyoshida/ooo/ooo-test-files/calc/external-ref/complex-src.ods'#$Data.C2]" office:value-type="string" office:string-value="(3,2)">
            <text:p>(3,2)</text:p>
          </table:table-cell>
          <table:table-cell table:formula="of:=['file:///home/kyoshida/ooo/ooo-test-files/calc/external-ref/complex-src.ods'#$Data.D2]" office:value-type="string" office:string-value="(4,2)">
            <text:p>(4,2)</text:p>
          </table:table-cell>
          <table:table-cell table:formula="of:=['file:///home/kyoshida/ooo/ooo-test-files/calc/external-ref/complex-src.ods'#$Data.E2]" office:value-type="string" office:string-value="(5,2)">
            <text:p>(5,2)</text:p>
          </table:table-cell>
          <table:table-cell table:formula="of:=['file:///home/kyoshida/ooo/ooo-test-files/calc/external-ref/complex-src.ods'#$Data.F2]" office:value-type="string" office:string-value="(6,2)">
            <text:p>(6,2)</text:p>
          </table:table-cell>
          <table:table-cell table:formula="of:=['file:///home/kyoshida/ooo/ooo-test-files/calc/external-ref/complex-src.ods'#$Data.G2]" office:value-type="string" office:string-value="(7,2)">
            <text:p>(7,2)</text:p>
          </table:table-cell>
          <table:table-cell table:formula="of:=['file:///home/kyoshida/ooo/ooo-test-files/calc/external-ref/complex-src.ods'#$Data.H2]" office:value-type="string" office:string-value="(8,2)">
            <text:p>(8,2)</text:p>
          </table:table-cell>
          <table:table-cell table:formula="of:=['file:///home/kyoshida/ooo/ooo-test-files/calc/external-ref/complex-src.ods'#$Data.I2]" office:value-type="string" office:string-value="(9,2)">
            <text:p>(9,2)</text:p>
          </table:table-cell>
          <table:table-cell table:formula="of:=['file:///home/kyoshida/ooo/ooo-test-files/calc/external-ref/complex-src.ods'#$Data.J2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3]" office:value-type="string" office:string-value="(1,3)">
            <text:p>(1,3)</text:p>
          </table:table-cell>
          <table:table-cell table:formula="of:=['file:///home/kyoshida/ooo/ooo-test-files/calc/external-ref/complex-src.ods'#$Data.B3]" office:value-type="string" office:string-value="(2,3)">
            <text:p>(2,3)</text:p>
          </table:table-cell>
          <table:table-cell table:formula="of:=['file:///home/kyoshida/ooo/ooo-test-files/calc/external-ref/complex-src.ods'#$Data.C3]" office:value-type="string" office:string-value="(3,3)">
            <text:p>(3,3)</text:p>
          </table:table-cell>
          <table:table-cell table:formula="of:=['file:///home/kyoshida/ooo/ooo-test-files/calc/external-ref/complex-src.ods'#$Data.D3]" office:value-type="string" office:string-value="(4,3)">
            <text:p>(4,3)</text:p>
          </table:table-cell>
          <table:table-cell table:formula="of:=['file:///home/kyoshida/ooo/ooo-test-files/calc/external-ref/complex-src.ods'#$Data.E3]" office:value-type="string" office:string-value="(5,3)">
            <text:p>(5,3)</text:p>
          </table:table-cell>
          <table:table-cell table:formula="of:=['file:///home/kyoshida/ooo/ooo-test-files/calc/external-ref/complex-src.ods'#$Data.F3]" office:value-type="string" office:string-value="(6,3)">
            <text:p>(6,3)</text:p>
          </table:table-cell>
          <table:table-cell table:formula="of:=['file:///home/kyoshida/ooo/ooo-test-files/calc/external-ref/complex-src.ods'#$Data.G3]" office:value-type="string" office:string-value="(7,3)">
            <text:p>(7,3)</text:p>
          </table:table-cell>
          <table:table-cell table:formula="of:=['file:///home/kyoshida/ooo/ooo-test-files/calc/external-ref/complex-src.ods'#$Data.H3]" office:value-type="string" office:string-value="(8,3)">
            <text:p>(8,3)</text:p>
          </table:table-cell>
          <table:table-cell table:formula="of:=['file:///home/kyoshida/ooo/ooo-test-files/calc/external-ref/complex-src.ods'#$Data.I3]" office:value-type="string" office:string-value="(9,3)">
            <text:p>(9,3)</text:p>
          </table:table-cell>
          <table:table-cell table:formula="of:=['file:///home/kyoshida/ooo/ooo-test-files/calc/external-ref/complex-src.ods'#$Data.J3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4]" office:value-type="string" office:string-value="(1,4)">
            <text:p>(1,4)</text:p>
          </table:table-cell>
          <table:table-cell table:formula="of:=['file:///home/kyoshida/ooo/ooo-test-files/calc/external-ref/complex-src.ods'#$Data.B4]" office:value-type="string" office:string-value="(2,4)">
            <text:p>(2,4)</text:p>
          </table:table-cell>
          <table:table-cell table:formula="of:=['file:///home/kyoshida/ooo/ooo-test-files/calc/external-ref/complex-src.ods'#$Data.C4]" office:value-type="string" office:string-value="(3,4)">
            <text:p>(3,4)</text:p>
          </table:table-cell>
          <table:table-cell table:formula="of:=['file:///home/kyoshida/ooo/ooo-test-files/calc/external-ref/complex-src.ods'#$Data.D4]" office:value-type="string" office:string-value="(4,4)">
            <text:p>(4,4)</text:p>
          </table:table-cell>
          <table:table-cell table:formula="of:=['file:///home/kyoshida/ooo/ooo-test-files/calc/external-ref/complex-src.ods'#$Data.E4]" office:value-type="string" office:string-value="(5,4)">
            <text:p>(5,4)</text:p>
          </table:table-cell>
          <table:table-cell table:formula="of:=['file:///home/kyoshida/ooo/ooo-test-files/calc/external-ref/complex-src.ods'#$Data.F4]" office:value-type="string" office:string-value="(6,4)">
            <text:p>(6,4)</text:p>
          </table:table-cell>
          <table:table-cell table:formula="of:=['file:///home/kyoshida/ooo/ooo-test-files/calc/external-ref/complex-src.ods'#$Data.G4]" office:value-type="string" office:string-value="(7,4)">
            <text:p>(7,4)</text:p>
          </table:table-cell>
          <table:table-cell table:formula="of:=['file:///home/kyoshida/ooo/ooo-test-files/calc/external-ref/complex-src.ods'#$Data.H4]" office:value-type="string" office:string-value="(8,4)">
            <text:p>(8,4)</text:p>
          </table:table-cell>
          <table:table-cell table:formula="of:=['file:///home/kyoshida/ooo/ooo-test-files/calc/external-ref/complex-src.ods'#$Data.I4]" office:value-type="string" office:string-value="(9,4)">
            <text:p>(9,4)</text:p>
          </table:table-cell>
          <table:table-cell table:formula="of:=['file:///home/kyoshida/ooo/ooo-test-files/calc/external-ref/complex-src.ods'#$Data.J4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5]" office:value-type="string" office:string-value="(1,5)">
            <text:p>(1,5)</text:p>
          </table:table-cell>
          <table:table-cell table:formula="of:=['file:///home/kyoshida/ooo/ooo-test-files/calc/external-ref/complex-src.ods'#$Data.B5]" office:value-type="string" office:string-value="(2,5)">
            <text:p>(2,5)</text:p>
          </table:table-cell>
          <table:table-cell table:formula="of:=['file:///home/kyoshida/ooo/ooo-test-files/calc/external-ref/complex-src.ods'#$Data.C5]" office:value-type="string" office:string-value="(3,5)">
            <text:p>(3,5)</text:p>
          </table:table-cell>
          <table:table-cell table:formula="of:=['file:///home/kyoshida/ooo/ooo-test-files/calc/external-ref/complex-src.ods'#$Data.D5]" office:value-type="string" office:string-value="(4,5)">
            <text:p>(4,5)</text:p>
          </table:table-cell>
          <table:table-cell table:formula="of:=['file:///home/kyoshida/ooo/ooo-test-files/calc/external-ref/complex-src.ods'#$Data.E5]" office:value-type="string" office:string-value="(5,5)">
            <text:p>(5,5)</text:p>
          </table:table-cell>
          <table:table-cell table:formula="of:=['file:///home/kyoshida/ooo/ooo-test-files/calc/external-ref/complex-src.ods'#$Data.F5]" office:value-type="string" office:string-value="(6,5)">
            <text:p>(6,5)</text:p>
          </table:table-cell>
          <table:table-cell table:formula="of:=['file:///home/kyoshida/ooo/ooo-test-files/calc/external-ref/complex-src.ods'#$Data.G5]" office:value-type="string" office:string-value="(7,5)">
            <text:p>(7,5)</text:p>
          </table:table-cell>
          <table:table-cell table:formula="of:=['file:///home/kyoshida/ooo/ooo-test-files/calc/external-ref/complex-src.ods'#$Data.H5]" office:value-type="string" office:string-value="(8,5)">
            <text:p>(8,5)</text:p>
          </table:table-cell>
          <table:table-cell table:formula="of:=['file:///home/kyoshida/ooo/ooo-test-files/calc/external-ref/complex-src.ods'#$Data.I5]" office:value-type="string" office:string-value="(9,5)">
            <text:p>(9,5)</text:p>
          </table:table-cell>
          <table:table-cell table:formula="of:=['file:///home/kyoshida/ooo/ooo-test-files/calc/external-ref/complex-src.ods'#$Data.J5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6]" office:value-type="string" office:string-value="(1,6)">
            <text:p>(1,6)</text:p>
          </table:table-cell>
          <table:table-cell table:formula="of:=['file:///home/kyoshida/ooo/ooo-test-files/calc/external-ref/complex-src.ods'#$Data.B6]" office:value-type="string" office:string-value="(2,6)">
            <text:p>(2,6)</text:p>
          </table:table-cell>
          <table:table-cell table:formula="of:=['file:///home/kyoshida/ooo/ooo-test-files/calc/external-ref/complex-src.ods'#$Data.C6]" office:value-type="string" office:string-value="(3,6)">
            <text:p>(3,6)</text:p>
          </table:table-cell>
          <table:table-cell table:formula="of:=['file:///home/kyoshida/ooo/ooo-test-files/calc/external-ref/complex-src.ods'#$Data.D6]" office:value-type="string" office:string-value="(4,6)">
            <text:p>(4,6)</text:p>
          </table:table-cell>
          <table:table-cell table:formula="of:=['file:///home/kyoshida/ooo/ooo-test-files/calc/external-ref/complex-src.ods'#$Data.E6]" office:value-type="string" office:string-value="(5,6)">
            <text:p>(5,6)</text:p>
          </table:table-cell>
          <table:table-cell table:formula="of:=['file:///home/kyoshida/ooo/ooo-test-files/calc/external-ref/complex-src.ods'#$Data.F6]" office:value-type="string" office:string-value="(6,6)">
            <text:p>(6,6)</text:p>
          </table:table-cell>
          <table:table-cell table:formula="of:=['file:///home/kyoshida/ooo/ooo-test-files/calc/external-ref/complex-src.ods'#$Data.G6]" office:value-type="string" office:string-value="(7,6)">
            <text:p>(7,6)</text:p>
          </table:table-cell>
          <table:table-cell table:formula="of:=['file:///home/kyoshida/ooo/ooo-test-files/calc/external-ref/complex-src.ods'#$Data.H6]" office:value-type="string" office:string-value="(8,6)">
            <text:p>(8,6)</text:p>
          </table:table-cell>
          <table:table-cell table:formula="of:=['file:///home/kyoshida/ooo/ooo-test-files/calc/external-ref/complex-src.ods'#$Data.I6]" office:value-type="string" office:string-value="(9,6)">
            <text:p>(9,6)</text:p>
          </table:table-cell>
          <table:table-cell table:formula="of:=['file:///home/kyoshida/ooo/ooo-test-files/calc/external-ref/complex-src.ods'#$Data.J6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7]" office:value-type="string" office:string-value="(1,7)">
            <text:p>(1,7)</text:p>
          </table:table-cell>
          <table:table-cell table:formula="of:=['file:///home/kyoshida/ooo/ooo-test-files/calc/external-ref/complex-src.ods'#$Data.B7]" office:value-type="string" office:string-value="(2,7)">
            <text:p>(2,7)</text:p>
          </table:table-cell>
          <table:table-cell table:formula="of:=['file:///home/kyoshida/ooo/ooo-test-files/calc/external-ref/complex-src.ods'#$Data.C7]" office:value-type="string" office:string-value="(3,7)">
            <text:p>(3,7)</text:p>
          </table:table-cell>
          <table:table-cell table:formula="of:=['file:///home/kyoshida/ooo/ooo-test-files/calc/external-ref/complex-src.ods'#$Data.D7]" office:value-type="string" office:string-value="(4,7)">
            <text:p>(4,7)</text:p>
          </table:table-cell>
          <table:table-cell table:formula="of:=['file:///home/kyoshida/ooo/ooo-test-files/calc/external-ref/complex-src.ods'#$Data.E7]" office:value-type="string" office:string-value="(5,7)">
            <text:p>(5,7)</text:p>
          </table:table-cell>
          <table:table-cell table:formula="of:=['file:///home/kyoshida/ooo/ooo-test-files/calc/external-ref/complex-src.ods'#$Data.F7]" office:value-type="string" office:string-value="(6,7)">
            <text:p>(6,7)</text:p>
          </table:table-cell>
          <table:table-cell table:formula="of:=['file:///home/kyoshida/ooo/ooo-test-files/calc/external-ref/complex-src.ods'#$Data.G7]" office:value-type="string" office:string-value="(7,7)">
            <text:p>(7,7)</text:p>
          </table:table-cell>
          <table:table-cell table:formula="of:=['file:///home/kyoshida/ooo/ooo-test-files/calc/external-ref/complex-src.ods'#$Data.H7]" office:value-type="string" office:string-value="(8,7)">
            <text:p>(8,7)</text:p>
          </table:table-cell>
          <table:table-cell table:formula="of:=['file:///home/kyoshida/ooo/ooo-test-files/calc/external-ref/complex-src.ods'#$Data.I7]" office:value-type="string" office:string-value="(9,7)">
            <text:p>(9,7)</text:p>
          </table:table-cell>
          <table:table-cell table:formula="of:=['file:///home/kyoshida/ooo/ooo-test-files/calc/external-ref/complex-src.ods'#$Data.J7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8]" office:value-type="string" office:string-value="(1,8)">
            <text:p>(1,8)</text:p>
          </table:table-cell>
          <table:table-cell table:formula="of:=['file:///home/kyoshida/ooo/ooo-test-files/calc/external-ref/complex-src.ods'#$Data.B8]" office:value-type="string" office:string-value="(2,8)">
            <text:p>(2,8)</text:p>
          </table:table-cell>
          <table:table-cell table:formula="of:=['file:///home/kyoshida/ooo/ooo-test-files/calc/external-ref/complex-src.ods'#$Data.C8]" office:value-type="string" office:string-value="(3,8)">
            <text:p>(3,8)</text:p>
          </table:table-cell>
          <table:table-cell table:formula="of:=['file:///home/kyoshida/ooo/ooo-test-files/calc/external-ref/complex-src.ods'#$Data.D8]" office:value-type="string" office:string-value="(4,8)">
            <text:p>(4,8)</text:p>
          </table:table-cell>
          <table:table-cell table:formula="of:=['file:///home/kyoshida/ooo/ooo-test-files/calc/external-ref/complex-src.ods'#$Data.E8]" office:value-type="string" office:string-value="(5,8)">
            <text:p>(5,8)</text:p>
          </table:table-cell>
          <table:table-cell table:formula="of:=['file:///home/kyoshida/ooo/ooo-test-files/calc/external-ref/complex-src.ods'#$Data.F8]" office:value-type="string" office:string-value="(6,8)">
            <text:p>(6,8)</text:p>
          </table:table-cell>
          <table:table-cell table:formula="of:=['file:///home/kyoshida/ooo/ooo-test-files/calc/external-ref/complex-src.ods'#$Data.G8]" office:value-type="string" office:string-value="(7,8)">
            <text:p>(7,8)</text:p>
          </table:table-cell>
          <table:table-cell table:formula="of:=['file:///home/kyoshida/ooo/ooo-test-files/calc/external-ref/complex-src.ods'#$Data.H8]" office:value-type="string" office:string-value="(8,8)">
            <text:p>(8,8)</text:p>
          </table:table-cell>
          <table:table-cell table:formula="of:=['file:///home/kyoshida/ooo/ooo-test-files/calc/external-ref/complex-src.ods'#$Data.I8]" office:value-type="string" office:string-value="(9,8)">
            <text:p>(9,8)</text:p>
          </table:table-cell>
          <table:table-cell table:formula="of:=['file:///home/kyoshida/ooo/ooo-test-files/calc/external-ref/complex-src.ods'#$Data.J8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9]" office:value-type="string" office:string-value="(1,9)">
            <text:p>(1,9)</text:p>
          </table:table-cell>
          <table:table-cell table:formula="of:=['file:///home/kyoshida/ooo/ooo-test-files/calc/external-ref/complex-src.ods'#$Data.B9]" office:value-type="string" office:string-value="(2,9)">
            <text:p>(2,9)</text:p>
          </table:table-cell>
          <table:table-cell table:formula="of:=['file:///home/kyoshida/ooo/ooo-test-files/calc/external-ref/complex-src.ods'#$Data.C9]" office:value-type="string" office:string-value="(3,9)">
            <text:p>(3,9)</text:p>
          </table:table-cell>
          <table:table-cell table:formula="of:=['file:///home/kyoshida/ooo/ooo-test-files/calc/external-ref/complex-src.ods'#$Data.D9]" office:value-type="string" office:string-value="(4,9)">
            <text:p>(4,9)</text:p>
          </table:table-cell>
          <table:table-cell table:formula="of:=['file:///home/kyoshida/ooo/ooo-test-files/calc/external-ref/complex-src.ods'#$Data.E9]" office:value-type="string" office:string-value="(5,9)">
            <text:p>(5,9)</text:p>
          </table:table-cell>
          <table:table-cell table:formula="of:=['file:///home/kyoshida/ooo/ooo-test-files/calc/external-ref/complex-src.ods'#$Data.F9]" office:value-type="string" office:string-value="(6,9)">
            <text:p>(6,9)</text:p>
          </table:table-cell>
          <table:table-cell table:formula="of:=['file:///home/kyoshida/ooo/ooo-test-files/calc/external-ref/complex-src.ods'#$Data.G9]" office:value-type="string" office:string-value="(7,9)">
            <text:p>(7,9)</text:p>
          </table:table-cell>
          <table:table-cell table:formula="of:=['file:///home/kyoshida/ooo/ooo-test-files/calc/external-ref/complex-src.ods'#$Data.H9]" office:value-type="string" office:string-value="(8,9)">
            <text:p>(8,9)</text:p>
          </table:table-cell>
          <table:table-cell table:formula="of:=['file:///home/kyoshida/ooo/ooo-test-files/calc/external-ref/complex-src.ods'#$Data.I9]" office:value-type="string" office:string-value="(9,9)">
            <text:p>(9,9)</text:p>
          </table:table-cell>
          <table:table-cell table:formula="of:=['file:///home/kyoshida/ooo/ooo-test-files/calc/external-ref/complex-src.ods'#$Data.J9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0]" office:value-type="string" office:string-value="(1,10)">
            <text:p>(1,10)</text:p>
          </table:table-cell>
          <table:table-cell table:formula="of:=['file:///home/kyoshida/ooo/ooo-test-files/calc/external-ref/complex-src.ods'#$Data.B10]" office:value-type="string" office:string-value="(2,10)">
            <text:p>(2,10)</text:p>
          </table:table-cell>
          <table:table-cell table:formula="of:=['file:///home/kyoshida/ooo/ooo-test-files/calc/external-ref/complex-src.ods'#$Data.C10]" office:value-type="string" office:string-value="(3,10)">
            <text:p>(3,10)</text:p>
          </table:table-cell>
          <table:table-cell table:formula="of:=['file:///home/kyoshida/ooo/ooo-test-files/calc/external-ref/complex-src.ods'#$Data.D10]" office:value-type="string" office:string-value="(4,10)">
            <text:p>(4,10)</text:p>
          </table:table-cell>
          <table:table-cell table:formula="of:=['file:///home/kyoshida/ooo/ooo-test-files/calc/external-ref/complex-src.ods'#$Data.E10]" office:value-type="string" office:string-value="(5,10)">
            <text:p>(5,10)</text:p>
          </table:table-cell>
          <table:table-cell table:formula="of:=['file:///home/kyoshida/ooo/ooo-test-files/calc/external-ref/complex-src.ods'#$Data.F10]" office:value-type="string" office:string-value="(6,10)">
            <text:p>(6,10)</text:p>
          </table:table-cell>
          <table:table-cell table:formula="of:=['file:///home/kyoshida/ooo/ooo-test-files/calc/external-ref/complex-src.ods'#$Data.G10]" office:value-type="string" office:string-value="(7,10)">
            <text:p>(7,10)</text:p>
          </table:table-cell>
          <table:table-cell table:formula="of:=['file:///home/kyoshida/ooo/ooo-test-files/calc/external-ref/complex-src.ods'#$Data.H10]" office:value-type="string" office:string-value="(8,10)">
            <text:p>(8,10)</text:p>
          </table:table-cell>
          <table:table-cell table:formula="of:=['file:///home/kyoshida/ooo/ooo-test-files/calc/external-ref/complex-src.ods'#$Data.I10]" office:value-type="string" office:string-value="(9,10)">
            <text:p>(9,10)</text:p>
          </table:table-cell>
          <table:table-cell table:formula="of:=['file:///home/kyoshida/ooo/ooo-test-files/calc/external-ref/complex-src.ods'#$Data.J10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1]" office:value-type="string" office:string-value="(1,11)">
            <text:p>(1,11)</text:p>
          </table:table-cell>
          <table:table-cell table:formula="of:=['file:///home/kyoshida/ooo/ooo-test-files/calc/external-ref/complex-src.ods'#$Data.B11]" office:value-type="string" office:string-value="(2,11)">
            <text:p>(2,11)</text:p>
          </table:table-cell>
          <table:table-cell table:formula="of:=['file:///home/kyoshida/ooo/ooo-test-files/calc/external-ref/complex-src.ods'#$Data.C11]" office:value-type="string" office:string-value="(3,11)">
            <text:p>(3,11)</text:p>
          </table:table-cell>
          <table:table-cell table:formula="of:=['file:///home/kyoshida/ooo/ooo-test-files/calc/external-ref/complex-src.ods'#$Data.D11]" office:value-type="string" office:string-value="(4,11)">
            <text:p>(4,11)</text:p>
          </table:table-cell>
          <table:table-cell table:formula="of:=['file:///home/kyoshida/ooo/ooo-test-files/calc/external-ref/complex-src.ods'#$Data.E11]" office:value-type="string" office:string-value="(5,11)">
            <text:p>(5,11)</text:p>
          </table:table-cell>
          <table:table-cell table:formula="of:=['file:///home/kyoshida/ooo/ooo-test-files/calc/external-ref/complex-src.ods'#$Data.F11]" office:value-type="string" office:string-value="(6,11)">
            <text:p>(6,11)</text:p>
          </table:table-cell>
          <table:table-cell table:formula="of:=['file:///home/kyoshida/ooo/ooo-test-files/calc/external-ref/complex-src.ods'#$Data.G11]" office:value-type="string" office:string-value="(7,11)">
            <text:p>(7,11)</text:p>
          </table:table-cell>
          <table:table-cell table:formula="of:=['file:///home/kyoshida/ooo/ooo-test-files/calc/external-ref/complex-src.ods'#$Data.H11]" office:value-type="string" office:string-value="(8,11)">
            <text:p>(8,11)</text:p>
          </table:table-cell>
          <table:table-cell table:formula="of:=['file:///home/kyoshida/ooo/ooo-test-files/calc/external-ref/complex-src.ods'#$Data.I11]" office:value-type="string" office:string-value="(9,11)">
            <text:p>(9,11)</text:p>
          </table:table-cell>
          <table:table-cell table:formula="of:=['file:///home/kyoshida/ooo/ooo-test-files/calc/external-ref/complex-src.ods'#$Data.J11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2]" office:value-type="string" office:string-value="(1,12)">
            <text:p>(1,12)</text:p>
          </table:table-cell>
          <table:table-cell table:formula="of:=['file:///home/kyoshida/ooo/ooo-test-files/calc/external-ref/complex-src.ods'#$Data.B12]" office:value-type="string" office:string-value="(2,12)">
            <text:p>(2,12)</text:p>
          </table:table-cell>
          <table:table-cell table:formula="of:=['file:///home/kyoshida/ooo/ooo-test-files/calc/external-ref/complex-src.ods'#$Data.C12]" office:value-type="string" office:string-value="(3,12)">
            <text:p>(3,12)</text:p>
          </table:table-cell>
          <table:table-cell table:formula="of:=['file:///home/kyoshida/ooo/ooo-test-files/calc/external-ref/complex-src.ods'#$Data.D12]" office:value-type="string" office:string-value="(4,12)">
            <text:p>(4,12)</text:p>
          </table:table-cell>
          <table:table-cell table:formula="of:=['file:///home/kyoshida/ooo/ooo-test-files/calc/external-ref/complex-src.ods'#$Data.E12]" office:value-type="string" office:string-value="(5,12)">
            <text:p>(5,12)</text:p>
          </table:table-cell>
          <table:table-cell table:formula="of:=['file:///home/kyoshida/ooo/ooo-test-files/calc/external-ref/complex-src.ods'#$Data.F12]" office:value-type="string" office:string-value="(6,12)">
            <text:p>(6,12)</text:p>
          </table:table-cell>
          <table:table-cell table:formula="of:=['file:///home/kyoshida/ooo/ooo-test-files/calc/external-ref/complex-src.ods'#$Data.G12]" office:value-type="string" office:string-value="(7,12)">
            <text:p>(7,12)</text:p>
          </table:table-cell>
          <table:table-cell table:formula="of:=['file:///home/kyoshida/ooo/ooo-test-files/calc/external-ref/complex-src.ods'#$Data.H12]" office:value-type="string" office:string-value="(8,12)">
            <text:p>(8,12)</text:p>
          </table:table-cell>
          <table:table-cell table:formula="of:=['file:///home/kyoshida/ooo/ooo-test-files/calc/external-ref/complex-src.ods'#$Data.I12]" office:value-type="string" office:string-value="(9,12)">
            <text:p>(9,12)</text:p>
          </table:table-cell>
          <table:table-cell table:formula="of:=['file:///home/kyoshida/ooo/ooo-test-files/calc/external-ref/complex-src.ods'#$Data.J12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3]" office:value-type="string" office:string-value="(1,13)">
            <text:p>(1,13)</text:p>
          </table:table-cell>
          <table:table-cell table:formula="of:=['file:///home/kyoshida/ooo/ooo-test-files/calc/external-ref/complex-src.ods'#$Data.B13]" office:value-type="string" office:string-value="(2,13)">
            <text:p>(2,13)</text:p>
          </table:table-cell>
          <table:table-cell table:formula="of:=['file:///home/kyoshida/ooo/ooo-test-files/calc/external-ref/complex-src.ods'#$Data.C13]" office:value-type="string" office:string-value="(3,13)">
            <text:p>(3,13)</text:p>
          </table:table-cell>
          <table:table-cell table:formula="of:=['file:///home/kyoshida/ooo/ooo-test-files/calc/external-ref/complex-src.ods'#$Data.D13]" office:value-type="string" office:string-value="(4,13)">
            <text:p>(4,13)</text:p>
          </table:table-cell>
          <table:table-cell table:formula="of:=['file:///home/kyoshida/ooo/ooo-test-files/calc/external-ref/complex-src.ods'#$Data.E13]" office:value-type="string" office:string-value="(5,13)">
            <text:p>(5,13)</text:p>
          </table:table-cell>
          <table:table-cell table:formula="of:=['file:///home/kyoshida/ooo/ooo-test-files/calc/external-ref/complex-src.ods'#$Data.F13]" office:value-type="string" office:string-value="(6,13)">
            <text:p>(6,13)</text:p>
          </table:table-cell>
          <table:table-cell table:formula="of:=['file:///home/kyoshida/ooo/ooo-test-files/calc/external-ref/complex-src.ods'#$Data.G13]" office:value-type="string" office:string-value="(7,13)">
            <text:p>(7,13)</text:p>
          </table:table-cell>
          <table:table-cell table:formula="of:=['file:///home/kyoshida/ooo/ooo-test-files/calc/external-ref/complex-src.ods'#$Data.H13]" office:value-type="string" office:string-value="(8,13)">
            <text:p>(8,13)</text:p>
          </table:table-cell>
          <table:table-cell table:formula="of:=['file:///home/kyoshida/ooo/ooo-test-files/calc/external-ref/complex-src.ods'#$Data.I13]" office:value-type="string" office:string-value="(9,13)">
            <text:p>(9,13)</text:p>
          </table:table-cell>
          <table:table-cell table:formula="of:=['file:///home/kyoshida/ooo/ooo-test-files/calc/external-ref/complex-src.ods'#$Data.J13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4]" office:value-type="string" office:string-value="(1,14)">
            <text:p>(1,14)</text:p>
          </table:table-cell>
          <table:table-cell table:formula="of:=['file:///home/kyoshida/ooo/ooo-test-files/calc/external-ref/complex-src.ods'#$Data.B14]" office:value-type="string" office:string-value="(2,14)">
            <text:p>(2,14)</text:p>
          </table:table-cell>
          <table:table-cell table:formula="of:=['file:///home/kyoshida/ooo/ooo-test-files/calc/external-ref/complex-src.ods'#$Data.C14]" office:value-type="string" office:string-value="(3,14)">
            <text:p>(3,14)</text:p>
          </table:table-cell>
          <table:table-cell table:formula="of:=['file:///home/kyoshida/ooo/ooo-test-files/calc/external-ref/complex-src.ods'#$Data.D14]" office:value-type="string" office:string-value="(4,14)">
            <text:p>(4,14)</text:p>
          </table:table-cell>
          <table:table-cell table:formula="of:=['file:///home/kyoshida/ooo/ooo-test-files/calc/external-ref/complex-src.ods'#$Data.E14]" office:value-type="string" office:string-value="(5,14)">
            <text:p>(5,14)</text:p>
          </table:table-cell>
          <table:table-cell table:formula="of:=['file:///home/kyoshida/ooo/ooo-test-files/calc/external-ref/complex-src.ods'#$Data.F14]" office:value-type="string" office:string-value="(6,14)">
            <text:p>(6,14)</text:p>
          </table:table-cell>
          <table:table-cell table:formula="of:=['file:///home/kyoshida/ooo/ooo-test-files/calc/external-ref/complex-src.ods'#$Data.G14]" office:value-type="string" office:string-value="(7,14)">
            <text:p>(7,14)</text:p>
          </table:table-cell>
          <table:table-cell table:formula="of:=['file:///home/kyoshida/ooo/ooo-test-files/calc/external-ref/complex-src.ods'#$Data.H14]" office:value-type="string" office:string-value="(8,14)">
            <text:p>(8,14)</text:p>
          </table:table-cell>
          <table:table-cell table:formula="of:=['file:///home/kyoshida/ooo/ooo-test-files/calc/external-ref/complex-src.ods'#$Data.I14]" office:value-type="string" office:string-value="(9,14)">
            <text:p>(9,14)</text:p>
          </table:table-cell>
          <table:table-cell table:formula="of:=['file:///home/kyoshida/ooo/ooo-test-files/calc/external-ref/complex-src.ods'#$Data.J14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5]" office:value-type="string" office:string-value="(1,15)">
            <text:p>(1,15)</text:p>
          </table:table-cell>
          <table:table-cell table:formula="of:=['file:///home/kyoshida/ooo/ooo-test-files/calc/external-ref/complex-src.ods'#$Data.B15]" office:value-type="string" office:string-value="(2,15)">
            <text:p>(2,15)</text:p>
          </table:table-cell>
          <table:table-cell table:formula="of:=['file:///home/kyoshida/ooo/ooo-test-files/calc/external-ref/complex-src.ods'#$Data.C15]" office:value-type="string" office:string-value="(3,15)">
            <text:p>(3,15)</text:p>
          </table:table-cell>
          <table:table-cell table:formula="of:=['file:///home/kyoshida/ooo/ooo-test-files/calc/external-ref/complex-src.ods'#$Data.D15]" office:value-type="string" office:string-value="(4,15)">
            <text:p>(4,15)</text:p>
          </table:table-cell>
          <table:table-cell table:formula="of:=['file:///home/kyoshida/ooo/ooo-test-files/calc/external-ref/complex-src.ods'#$Data.E15]" office:value-type="string" office:string-value="(5,15)">
            <text:p>(5,15)</text:p>
          </table:table-cell>
          <table:table-cell table:formula="of:=['file:///home/kyoshida/ooo/ooo-test-files/calc/external-ref/complex-src.ods'#$Data.F15]" office:value-type="string" office:string-value="(6,15)">
            <text:p>(6,15)</text:p>
          </table:table-cell>
          <table:table-cell table:formula="of:=['file:///home/kyoshida/ooo/ooo-test-files/calc/external-ref/complex-src.ods'#$Data.G15]" office:value-type="string" office:string-value="(7,15)">
            <text:p>(7,15)</text:p>
          </table:table-cell>
          <table:table-cell table:formula="of:=['file:///home/kyoshida/ooo/ooo-test-files/calc/external-ref/complex-src.ods'#$Data.H15]" office:value-type="string" office:string-value="(8,15)">
            <text:p>(8,15)</text:p>
          </table:table-cell>
          <table:table-cell table:formula="of:=['file:///home/kyoshida/ooo/ooo-test-files/calc/external-ref/complex-src.ods'#$Data.I15]" office:value-type="string" office:string-value="(9,15)">
            <text:p>(9,15)</text:p>
          </table:table-cell>
          <table:table-cell table:formula="of:=['file:///home/kyoshida/ooo/ooo-test-files/calc/external-ref/complex-src.ods'#$Data.J15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6]" office:value-type="string" office:string-value="(1,16)">
            <text:p>(1,16)</text:p>
          </table:table-cell>
          <table:table-cell table:formula="of:=['file:///home/kyoshida/ooo/ooo-test-files/calc/external-ref/complex-src.ods'#$Data.B16]" office:value-type="string" office:string-value="(2,16)">
            <text:p>(2,16)</text:p>
          </table:table-cell>
          <table:table-cell table:formula="of:=['file:///home/kyoshida/ooo/ooo-test-files/calc/external-ref/complex-src.ods'#$Data.C16]" office:value-type="string" office:string-value="(3,16)">
            <text:p>(3,16)</text:p>
          </table:table-cell>
          <table:table-cell table:formula="of:=['file:///home/kyoshida/ooo/ooo-test-files/calc/external-ref/complex-src.ods'#$Data.D16]" office:value-type="string" office:string-value="(4,16)">
            <text:p>(4,16)</text:p>
          </table:table-cell>
          <table:table-cell table:formula="of:=['file:///home/kyoshida/ooo/ooo-test-files/calc/external-ref/complex-src.ods'#$Data.E16]" office:value-type="string" office:string-value="(5,16)">
            <text:p>(5,16)</text:p>
          </table:table-cell>
          <table:table-cell table:formula="of:=['file:///home/kyoshida/ooo/ooo-test-files/calc/external-ref/complex-src.ods'#$Data.F16]" office:value-type="string" office:string-value="(6,16)">
            <text:p>(6,16)</text:p>
          </table:table-cell>
          <table:table-cell table:formula="of:=['file:///home/kyoshida/ooo/ooo-test-files/calc/external-ref/complex-src.ods'#$Data.G16]" office:value-type="string" office:string-value="(7,16)">
            <text:p>(7,16)</text:p>
          </table:table-cell>
          <table:table-cell table:formula="of:=['file:///home/kyoshida/ooo/ooo-test-files/calc/external-ref/complex-src.ods'#$Data.H16]" office:value-type="string" office:string-value="(8,16)">
            <text:p>(8,16)</text:p>
          </table:table-cell>
          <table:table-cell table:formula="of:=['file:///home/kyoshida/ooo/ooo-test-files/calc/external-ref/complex-src.ods'#$Data.I16]" office:value-type="string" office:string-value="(9,16)">
            <text:p>(9,16)</text:p>
          </table:table-cell>
          <table:table-cell table:formula="of:=['file:///home/kyoshida/ooo/ooo-test-files/calc/external-ref/complex-src.ods'#$Data.J16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7]" office:value-type="string" office:string-value="(1,17)">
            <text:p>(1,17)</text:p>
          </table:table-cell>
          <table:table-cell table:formula="of:=['file:///home/kyoshida/ooo/ooo-test-files/calc/external-ref/complex-src.ods'#$Data.B17]" office:value-type="string" office:string-value="(2,17)">
            <text:p>(2,17)</text:p>
          </table:table-cell>
          <table:table-cell table:formula="of:=['file:///home/kyoshida/ooo/ooo-test-files/calc/external-ref/complex-src.ods'#$Data.C17]" office:value-type="string" office:string-value="(3,17)">
            <text:p>(3,17)</text:p>
          </table:table-cell>
          <table:table-cell table:formula="of:=['file:///home/kyoshida/ooo/ooo-test-files/calc/external-ref/complex-src.ods'#$Data.D17]" office:value-type="string" office:string-value="(4,17)">
            <text:p>(4,17)</text:p>
          </table:table-cell>
          <table:table-cell table:formula="of:=['file:///home/kyoshida/ooo/ooo-test-files/calc/external-ref/complex-src.ods'#$Data.E17]" office:value-type="string" office:string-value="(5,17)">
            <text:p>(5,17)</text:p>
          </table:table-cell>
          <table:table-cell table:formula="of:=['file:///home/kyoshida/ooo/ooo-test-files/calc/external-ref/complex-src.ods'#$Data.F17]" office:value-type="string" office:string-value="(6,17)">
            <text:p>(6,17)</text:p>
          </table:table-cell>
          <table:table-cell table:formula="of:=['file:///home/kyoshida/ooo/ooo-test-files/calc/external-ref/complex-src.ods'#$Data.G17]" office:value-type="string" office:string-value="(7,17)">
            <text:p>(7,17)</text:p>
          </table:table-cell>
          <table:table-cell table:formula="of:=['file:///home/kyoshida/ooo/ooo-test-files/calc/external-ref/complex-src.ods'#$Data.H17]" office:value-type="string" office:string-value="(8,17)">
            <text:p>(8,17)</text:p>
          </table:table-cell>
          <table:table-cell table:formula="of:=['file:///home/kyoshida/ooo/ooo-test-files/calc/external-ref/complex-src.ods'#$Data.I17]" office:value-type="string" office:string-value="(9,17)">
            <text:p>(9,17)</text:p>
          </table:table-cell>
          <table:table-cell table:formula="of:=['file:///home/kyoshida/ooo/ooo-test-files/calc/external-ref/complex-src.ods'#$Data.J17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8]" office:value-type="string" office:string-value="(1,18)">
            <text:p>(1,18)</text:p>
          </table:table-cell>
          <table:table-cell table:formula="of:=['file:///home/kyoshida/ooo/ooo-test-files/calc/external-ref/complex-src.ods'#$Data.B18]" office:value-type="string" office:string-value="(2,18)">
            <text:p>(2,18)</text:p>
          </table:table-cell>
          <table:table-cell table:formula="of:=['file:///home/kyoshida/ooo/ooo-test-files/calc/external-ref/complex-src.ods'#$Data.C18]" office:value-type="string" office:string-value="(3,18)">
            <text:p>(3,18)</text:p>
          </table:table-cell>
          <table:table-cell table:formula="of:=['file:///home/kyoshida/ooo/ooo-test-files/calc/external-ref/complex-src.ods'#$Data.D18]" office:value-type="string" office:string-value="(4,18)">
            <text:p>(4,18)</text:p>
          </table:table-cell>
          <table:table-cell table:formula="of:=['file:///home/kyoshida/ooo/ooo-test-files/calc/external-ref/complex-src.ods'#$Data.E18]" office:value-type="string" office:string-value="(5,18)">
            <text:p>(5,18)</text:p>
          </table:table-cell>
          <table:table-cell table:formula="of:=['file:///home/kyoshida/ooo/ooo-test-files/calc/external-ref/complex-src.ods'#$Data.F18]" office:value-type="string" office:string-value="(6,18)">
            <text:p>(6,18)</text:p>
          </table:table-cell>
          <table:table-cell table:formula="of:=['file:///home/kyoshida/ooo/ooo-test-files/calc/external-ref/complex-src.ods'#$Data.G18]" office:value-type="string" office:string-value="(7,18)">
            <text:p>(7,18)</text:p>
          </table:table-cell>
          <table:table-cell table:formula="of:=['file:///home/kyoshida/ooo/ooo-test-files/calc/external-ref/complex-src.ods'#$Data.H18]" office:value-type="string" office:string-value="(8,18)">
            <text:p>(8,18)</text:p>
          </table:table-cell>
          <table:table-cell table:formula="of:=['file:///home/kyoshida/ooo/ooo-test-files/calc/external-ref/complex-src.ods'#$Data.I18]" office:value-type="string" office:string-value="(9,18)">
            <text:p>(9,18)</text:p>
          </table:table-cell>
          <table:table-cell table:formula="of:=['file:///home/kyoshida/ooo/ooo-test-files/calc/external-ref/complex-src.ods'#$Data.J18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9]" office:value-type="string" office:string-value="(1,19)">
            <text:p>(1,19)</text:p>
          </table:table-cell>
          <table:table-cell table:formula="of:=['file:///home/kyoshida/ooo/ooo-test-files/calc/external-ref/complex-src.ods'#$Data.B19]" office:value-type="string" office:string-value="(2,19)">
            <text:p>(2,19)</text:p>
          </table:table-cell>
          <table:table-cell table:formula="of:=['file:///home/kyoshida/ooo/ooo-test-files/calc/external-ref/complex-src.ods'#$Data.C19]" office:value-type="string" office:string-value="(3,19)">
            <text:p>(3,19)</text:p>
          </table:table-cell>
          <table:table-cell table:formula="of:=['file:///home/kyoshida/ooo/ooo-test-files/calc/external-ref/complex-src.ods'#$Data.D19]" office:value-type="string" office:string-value="(4,19)">
            <text:p>(4,19)</text:p>
          </table:table-cell>
          <table:table-cell table:formula="of:=['file:///home/kyoshida/ooo/ooo-test-files/calc/external-ref/complex-src.ods'#$Data.E19]" office:value-type="string" office:string-value="(5,19)">
            <text:p>(5,19)</text:p>
          </table:table-cell>
          <table:table-cell table:formula="of:=['file:///home/kyoshida/ooo/ooo-test-files/calc/external-ref/complex-src.ods'#$Data.F19]" office:value-type="string" office:string-value="(6,19)">
            <text:p>(6,19)</text:p>
          </table:table-cell>
          <table:table-cell table:formula="of:=['file:///home/kyoshida/ooo/ooo-test-files/calc/external-ref/complex-src.ods'#$Data.G19]" office:value-type="string" office:string-value="(7,19)">
            <text:p>(7,19)</text:p>
          </table:table-cell>
          <table:table-cell table:formula="of:=['file:///home/kyoshida/ooo/ooo-test-files/calc/external-ref/complex-src.ods'#$Data.H19]" office:value-type="string" office:string-value="(8,19)">
            <text:p>(8,19)</text:p>
          </table:table-cell>
          <table:table-cell table:formula="of:=['file:///home/kyoshida/ooo/ooo-test-files/calc/external-ref/complex-src.ods'#$Data.I19]" office:value-type="string" office:string-value="(9,19)">
            <text:p>(9,19)</text:p>
          </table:table-cell>
          <table:table-cell table:formula="of:=['file:///home/kyoshida/ooo/ooo-test-files/calc/external-ref/complex-src.ods'#$Data.J19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20]" office:value-type="string" office:string-value="(1,20)">
            <text:p>(1,20)</text:p>
          </table:table-cell>
          <table:table-cell table:formula="of:=['file:///home/kyoshida/ooo/ooo-test-files/calc/external-ref/complex-src.ods'#$Data.B20]" office:value-type="string" office:string-value="(2,20)">
            <text:p>(2,20)</text:p>
          </table:table-cell>
          <table:table-cell table:formula="of:=['file:///home/kyoshida/ooo/ooo-test-files/calc/external-ref/complex-src.ods'#$Data.C20]" office:value-type="string" office:string-value="(3,20)">
            <text:p>(3,20)</text:p>
          </table:table-cell>
          <table:table-cell table:formula="of:=['file:///home/kyoshida/ooo/ooo-test-files/calc/external-ref/complex-src.ods'#$Data.D20]" office:value-type="string" office:string-value="(4,20)">
            <text:p>(4,20)</text:p>
          </table:table-cell>
          <table:table-cell table:formula="of:=['file:///home/kyoshida/ooo/ooo-test-files/calc/external-ref/complex-src.ods'#$Data.E20]" office:value-type="string" office:string-value="(5,20)">
            <text:p>(5,20)</text:p>
          </table:table-cell>
          <table:table-cell table:formula="of:=['file:///home/kyoshida/ooo/ooo-test-files/calc/external-ref/complex-src.ods'#$Data.F20]" office:value-type="string" office:string-value="(6,20)">
            <text:p>(6,20)</text:p>
          </table:table-cell>
          <table:table-cell table:formula="of:=['file:///home/kyoshida/ooo/ooo-test-files/calc/external-ref/complex-src.ods'#$Data.G20]" office:value-type="string" office:string-value="(7,20)">
            <text:p>(7,20)</text:p>
          </table:table-cell>
          <table:table-cell table:formula="of:=['file:///home/kyoshida/ooo/ooo-test-files/calc/external-ref/complex-src.ods'#$Data.H20]" office:value-type="string" office:string-value="(8,20)">
            <text:p>(8,20)</text:p>
          </table:table-cell>
          <table:table-cell table:formula="of:=['file:///home/kyoshida/ooo/ooo-test-files/calc/external-ref/complex-src.ods'#$Data.I20]" office:value-type="string" office:string-value="(9,20)">
            <text:p>(9,20)</text:p>
          </table:table-cell>
          <table:table-cell table:formula="of:=['file:///home/kyoshida/ooo/ooo-test-files/calc/external-ref/complex-src.ods'#$Data.J20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21]" office:value-type="float" office:value="0">
            <text:p>0</text:p>
          </table:table-cell>
          <table:table-cell table:formula="of:=['file:///home/kyoshida/ooo/ooo-test-files/calc/external-ref/complex-src.ods'#$Data.B21]" office:value-type="float" office:value="0">
            <text:p>0</text:p>
          </table:table-cell>
          <table:table-cell table:formula="of:=['file:///home/kyoshida/ooo/ooo-test-files/calc/external-ref/complex-src.ods'#$Data.C21]" office:value-type="float" office:value="0">
            <text:p>0</text:p>
          </table:table-cell>
          <table:table-cell table:formula="of:=['file:///home/kyoshida/ooo/ooo-test-files/calc/external-ref/complex-src.ods'#$Data.D21]" office:value-type="float" office:value="0">
            <text:p>0</text:p>
          </table:table-cell>
          <table:table-cell table:formula="of:=['file:///home/kyoshida/ooo/ooo-test-files/calc/external-ref/complex-src.ods'#$Data.E21]" office:value-type="float" office:value="0">
            <text:p>0</text:p>
          </table:table-cell>
          <table:table-cell table:formula="of:=['file:///home/kyoshida/ooo/ooo-test-files/calc/external-ref/complex-src.ods'#$Data.F21]" office:value-type="float" office:value="0">
            <text:p>0</text:p>
          </table:table-cell>
          <table:table-cell table:formula="of:=['file:///home/kyoshida/ooo/ooo-test-files/calc/external-ref/complex-src.ods'#$Data.G21]" office:value-type="float" office:value="0">
            <text:p>0</text:p>
          </table:table-cell>
          <table:table-cell table:formula="of:=['file:///home/kyoshida/ooo/ooo-test-files/calc/external-ref/complex-src.ods'#$Data.H21]" office:value-type="float" office:value="0">
            <text:p>0</text:p>
          </table:table-cell>
          <table:table-cell table:formula="of:=['file:///home/kyoshida/ooo/ooo-test-files/calc/external-ref/complex-src.ods'#$Data.I21]" office:value-type="float" office:value="0">
            <text:p>0</text:p>
          </table:table-cell>
          <table:table-cell table:formula="of:=['file:///home/kyoshida/ooo/ooo-test-files/calc/external-ref/complex-src.ods'#$Data.J21]" office:value-type="float" office:value="0">
            <text:p>0</text:p>
          </table:table-cell>
        </table:table-row>
      </table:table>
      <table:table table:name="SingleCheck" table:style-name="ta1" table:print="false">
        <table:table-column table:style-name="co5" table:number-columns-repeated="10" table:default-cell-style-name="ce2"/>
        <table:table-row table:style-name="ro1">
          <table:table-cell table:formula="of:=[Single.A1]=[SingleExt.A1]" office:value-type="boolean" office:boolean-value="true">
            <text:p>TRUE</text:p>
          </table:table-cell>
          <table:table-cell table:formula="of:=[Single.B1]=[SingleExt.B1]" office:value-type="boolean" office:boolean-value="true">
            <text:p>TRUE</text:p>
          </table:table-cell>
          <table:table-cell table:formula="of:=[Single.C1]=[SingleExt.C1]" office:value-type="boolean" office:boolean-value="true">
            <text:p>TRUE</text:p>
          </table:table-cell>
          <table:table-cell table:formula="of:=[Single.D1]=[SingleExt.D1]" office:value-type="boolean" office:boolean-value="true">
            <text:p>TRUE</text:p>
          </table:table-cell>
          <table:table-cell table:formula="of:=[Single.E1]=[SingleExt.E1]" office:value-type="boolean" office:boolean-value="true">
            <text:p>TRUE</text:p>
          </table:table-cell>
          <table:table-cell table:formula="of:=[Single.F1]=[SingleExt.F1]" office:value-type="boolean" office:boolean-value="true">
            <text:p>TRUE</text:p>
          </table:table-cell>
          <table:table-cell table:formula="of:=[Single.G1]=[SingleExt.G1]" office:value-type="boolean" office:boolean-value="true">
            <text:p>TRUE</text:p>
          </table:table-cell>
          <table:table-cell table:formula="of:=[Single.H1]=[SingleExt.H1]" office:value-type="boolean" office:boolean-value="true">
            <text:p>TRUE</text:p>
          </table:table-cell>
          <table:table-cell table:formula="of:=[Single.I1]=[SingleExt.I1]" office:value-type="boolean" office:boolean-value="true">
            <text:p>TRUE</text:p>
          </table:table-cell>
          <table:table-cell table:formula="of:=[Single.J1]=[SingleExt.J1]" office:value-type="boolean" office:boolean-value="true">
            <text:p>TRUE</text:p>
          </table:table-cell>
        </table:table-row>
        <table:table-row table:style-name="ro1">
          <table:table-cell table:formula="of:=[Single.A2]=[SingleExt.A2]" office:value-type="boolean" office:boolean-value="true">
            <text:p>TRUE</text:p>
          </table:table-cell>
          <table:table-cell table:formula="of:=[Single.B2]=[SingleExt.B2]" office:value-type="boolean" office:boolean-value="true">
            <text:p>TRUE</text:p>
          </table:table-cell>
          <table:table-cell table:formula="of:=[Single.C2]=[SingleExt.C2]" office:value-type="boolean" office:boolean-value="true">
            <text:p>TRUE</text:p>
          </table:table-cell>
          <table:table-cell table:formula="of:=[Single.D2]=[SingleExt.D2]" office:value-type="boolean" office:boolean-value="true">
            <text:p>TRUE</text:p>
          </table:table-cell>
          <table:table-cell table:formula="of:=[Single.E2]=[SingleExt.E2]" office:value-type="boolean" office:boolean-value="true">
            <text:p>TRUE</text:p>
          </table:table-cell>
          <table:table-cell table:formula="of:=[Single.F2]=[SingleExt.F2]" office:value-type="boolean" office:boolean-value="true">
            <text:p>TRUE</text:p>
          </table:table-cell>
          <table:table-cell table:formula="of:=[Single.G2]=[SingleExt.G2]" office:value-type="boolean" office:boolean-value="true">
            <text:p>TRUE</text:p>
          </table:table-cell>
          <table:table-cell table:formula="of:=[Single.H2]=[SingleExt.H2]" office:value-type="boolean" office:boolean-value="true">
            <text:p>TRUE</text:p>
          </table:table-cell>
          <table:table-cell table:formula="of:=[Single.I2]=[SingleExt.I2]" office:value-type="boolean" office:boolean-value="true">
            <text:p>TRUE</text:p>
          </table:table-cell>
          <table:table-cell table:formula="of:=[Single.J2]=[SingleExt.J2]" office:value-type="boolean" office:boolean-value="true">
            <text:p>TRUE</text:p>
          </table:table-cell>
        </table:table-row>
        <table:table-row table:style-name="ro1">
          <table:table-cell table:formula="of:=[Single.A3]=[SingleExt.A3]" office:value-type="boolean" office:boolean-value="true">
            <text:p>TRUE</text:p>
          </table:table-cell>
          <table:table-cell table:formula="of:=[Single.B3]=[SingleExt.B3]" office:value-type="boolean" office:boolean-value="true">
            <text:p>TRUE</text:p>
          </table:table-cell>
          <table:table-cell table:formula="of:=[Single.C3]=[SingleExt.C3]" office:value-type="boolean" office:boolean-value="true">
            <text:p>TRUE</text:p>
          </table:table-cell>
          <table:table-cell table:formula="of:=[Single.D3]=[SingleExt.D3]" office:value-type="boolean" office:boolean-value="true">
            <text:p>TRUE</text:p>
          </table:table-cell>
          <table:table-cell table:formula="of:=[Single.E3]=[SingleExt.E3]" office:value-type="boolean" office:boolean-value="true">
            <text:p>TRUE</text:p>
          </table:table-cell>
          <table:table-cell table:formula="of:=[Single.F3]=[SingleExt.F3]" office:value-type="boolean" office:boolean-value="true">
            <text:p>TRUE</text:p>
          </table:table-cell>
          <table:table-cell table:formula="of:=[Single.G3]=[SingleExt.G3]" office:value-type="boolean" office:boolean-value="true">
            <text:p>TRUE</text:p>
          </table:table-cell>
          <table:table-cell table:formula="of:=[Single.H3]=[SingleExt.H3]" office:value-type="boolean" office:boolean-value="true">
            <text:p>TRUE</text:p>
          </table:table-cell>
          <table:table-cell table:formula="of:=[Single.I3]=[SingleExt.I3]" office:value-type="boolean" office:boolean-value="true">
            <text:p>TRUE</text:p>
          </table:table-cell>
          <table:table-cell table:formula="of:=[Single.J3]=[SingleExt.J3]" office:value-type="boolean" office:boolean-value="true">
            <text:p>TRUE</text:p>
          </table:table-cell>
        </table:table-row>
        <table:table-row table:style-name="ro1">
          <table:table-cell table:formula="of:=[Single.A4]=[SingleExt.A4]" office:value-type="boolean" office:boolean-value="true">
            <text:p>TRUE</text:p>
          </table:table-cell>
          <table:table-cell table:formula="of:=[Single.B4]=[SingleExt.B4]" office:value-type="boolean" office:boolean-value="true">
            <text:p>TRUE</text:p>
          </table:table-cell>
          <table:table-cell table:formula="of:=[Single.C4]=[SingleExt.C4]" office:value-type="boolean" office:boolean-value="true">
            <text:p>TRUE</text:p>
          </table:table-cell>
          <table:table-cell table:formula="of:=[Single.D4]=[SingleExt.D4]" office:value-type="boolean" office:boolean-value="true">
            <text:p>TRUE</text:p>
          </table:table-cell>
          <table:table-cell table:formula="of:=[Single.E4]=[SingleExt.E4]" office:value-type="boolean" office:boolean-value="true">
            <text:p>TRUE</text:p>
          </table:table-cell>
          <table:table-cell table:formula="of:=[Single.F4]=[SingleExt.F4]" office:value-type="boolean" office:boolean-value="true">
            <text:p>TRUE</text:p>
          </table:table-cell>
          <table:table-cell table:formula="of:=[Single.G4]=[SingleExt.G4]" office:value-type="boolean" office:boolean-value="true">
            <text:p>TRUE</text:p>
          </table:table-cell>
          <table:table-cell table:formula="of:=[Single.H4]=[SingleExt.H4]" office:value-type="boolean" office:boolean-value="true">
            <text:p>TRUE</text:p>
          </table:table-cell>
          <table:table-cell table:formula="of:=[Single.I4]=[SingleExt.I4]" office:value-type="boolean" office:boolean-value="true">
            <text:p>TRUE</text:p>
          </table:table-cell>
          <table:table-cell table:formula="of:=[Single.J4]=[SingleExt.J4]" office:value-type="boolean" office:boolean-value="true">
            <text:p>TRUE</text:p>
          </table:table-cell>
        </table:table-row>
        <table:table-row table:style-name="ro1">
          <table:table-cell table:formula="of:=[Single.A5]=[SingleExt.A5]" office:value-type="boolean" office:boolean-value="true">
            <text:p>TRUE</text:p>
          </table:table-cell>
          <table:table-cell table:formula="of:=[Single.B5]=[SingleExt.B5]" office:value-type="boolean" office:boolean-value="true">
            <text:p>TRUE</text:p>
          </table:table-cell>
          <table:table-cell table:formula="of:=[Single.C5]=[SingleExt.C5]" office:value-type="boolean" office:boolean-value="true">
            <text:p>TRUE</text:p>
          </table:table-cell>
          <table:table-cell table:formula="of:=[Single.D5]=[SingleExt.D5]" office:value-type="boolean" office:boolean-value="true">
            <text:p>TRUE</text:p>
          </table:table-cell>
          <table:table-cell table:formula="of:=[Single.E5]=[SingleExt.E5]" office:value-type="boolean" office:boolean-value="true">
            <text:p>TRUE</text:p>
          </table:table-cell>
          <table:table-cell table:formula="of:=[Single.F5]=[SingleExt.F5]" office:value-type="boolean" office:boolean-value="true">
            <text:p>TRUE</text:p>
          </table:table-cell>
          <table:table-cell table:formula="of:=[Single.G5]=[SingleExt.G5]" office:value-type="boolean" office:boolean-value="true">
            <text:p>TRUE</text:p>
          </table:table-cell>
          <table:table-cell table:formula="of:=[Single.H5]=[SingleExt.H5]" office:value-type="boolean" office:boolean-value="true">
            <text:p>TRUE</text:p>
          </table:table-cell>
          <table:table-cell table:formula="of:=[Single.I5]=[SingleExt.I5]" office:value-type="boolean" office:boolean-value="true">
            <text:p>TRUE</text:p>
          </table:table-cell>
          <table:table-cell table:formula="of:=[Single.J5]=[SingleExt.J5]" office:value-type="boolean" office:boolean-value="true">
            <text:p>TRUE</text:p>
          </table:table-cell>
        </table:table-row>
        <table:table-row table:style-name="ro1">
          <table:table-cell table:formula="of:=[Single.A6]=[SingleExt.A6]" office:value-type="boolean" office:boolean-value="true">
            <text:p>TRUE</text:p>
          </table:table-cell>
          <table:table-cell table:formula="of:=[Single.B6]=[SingleExt.B6]" office:value-type="boolean" office:boolean-value="true">
            <text:p>TRUE</text:p>
          </table:table-cell>
          <table:table-cell table:formula="of:=[Single.C6]=[SingleExt.C6]" office:value-type="boolean" office:boolean-value="true">
            <text:p>TRUE</text:p>
          </table:table-cell>
          <table:table-cell table:formula="of:=[Single.D6]=[SingleExt.D6]" office:value-type="boolean" office:boolean-value="true">
            <text:p>TRUE</text:p>
          </table:table-cell>
          <table:table-cell table:formula="of:=[Single.E6]=[SingleExt.E6]" office:value-type="boolean" office:boolean-value="true">
            <text:p>TRUE</text:p>
          </table:table-cell>
          <table:table-cell table:formula="of:=[Single.F6]=[SingleExt.F6]" office:value-type="boolean" office:boolean-value="true">
            <text:p>TRUE</text:p>
          </table:table-cell>
          <table:table-cell table:formula="of:=[Single.G6]=[SingleExt.G6]" office:value-type="boolean" office:boolean-value="true">
            <text:p>TRUE</text:p>
          </table:table-cell>
          <table:table-cell table:formula="of:=[Single.H6]=[SingleExt.H6]" office:value-type="boolean" office:boolean-value="true">
            <text:p>TRUE</text:p>
          </table:table-cell>
          <table:table-cell table:formula="of:=[Single.I6]=[SingleExt.I6]" office:value-type="boolean" office:boolean-value="true">
            <text:p>TRUE</text:p>
          </table:table-cell>
          <table:table-cell table:formula="of:=[Single.J6]=[SingleExt.J6]" office:value-type="boolean" office:boolean-value="true">
            <text:p>TRUE</text:p>
          </table:table-cell>
        </table:table-row>
        <table:table-row table:style-name="ro1">
          <table:table-cell table:formula="of:=[Single.A7]=[SingleExt.A7]" office:value-type="boolean" office:boolean-value="true">
            <text:p>TRUE</text:p>
          </table:table-cell>
          <table:table-cell table:formula="of:=[Single.B7]=[SingleExt.B7]" office:value-type="boolean" office:boolean-value="true">
            <text:p>TRUE</text:p>
          </table:table-cell>
          <table:table-cell table:formula="of:=[Single.C7]=[SingleExt.C7]" office:value-type="boolean" office:boolean-value="true">
            <text:p>TRUE</text:p>
          </table:table-cell>
          <table:table-cell table:formula="of:=[Single.D7]=[SingleExt.D7]" office:value-type="boolean" office:boolean-value="true">
            <text:p>TRUE</text:p>
          </table:table-cell>
          <table:table-cell table:formula="of:=[Single.E7]=[SingleExt.E7]" office:value-type="boolean" office:boolean-value="true">
            <text:p>TRUE</text:p>
          </table:table-cell>
          <table:table-cell table:formula="of:=[Single.F7]=[SingleExt.F7]" office:value-type="boolean" office:boolean-value="true">
            <text:p>TRUE</text:p>
          </table:table-cell>
          <table:table-cell table:formula="of:=[Single.G7]=[SingleExt.G7]" office:value-type="boolean" office:boolean-value="true">
            <text:p>TRUE</text:p>
          </table:table-cell>
          <table:table-cell table:formula="of:=[Single.H7]=[SingleExt.H7]" office:value-type="boolean" office:boolean-value="true">
            <text:p>TRUE</text:p>
          </table:table-cell>
          <table:table-cell table:formula="of:=[Single.I7]=[SingleExt.I7]" office:value-type="boolean" office:boolean-value="true">
            <text:p>TRUE</text:p>
          </table:table-cell>
          <table:table-cell table:formula="of:=[Single.J7]=[SingleExt.J7]" office:value-type="boolean" office:boolean-value="true">
            <text:p>TRUE</text:p>
          </table:table-cell>
        </table:table-row>
        <table:table-row table:style-name="ro1">
          <table:table-cell table:formula="of:=[Single.A8]=[SingleExt.A8]" office:value-type="boolean" office:boolean-value="true">
            <text:p>TRUE</text:p>
          </table:table-cell>
          <table:table-cell table:formula="of:=[Single.B8]=[SingleExt.B8]" office:value-type="boolean" office:boolean-value="true">
            <text:p>TRUE</text:p>
          </table:table-cell>
          <table:table-cell table:formula="of:=[Single.C8]=[SingleExt.C8]" office:value-type="boolean" office:boolean-value="true">
            <text:p>TRUE</text:p>
          </table:table-cell>
          <table:table-cell table:formula="of:=[Single.D8]=[SingleExt.D8]" office:value-type="boolean" office:boolean-value="true">
            <text:p>TRUE</text:p>
          </table:table-cell>
          <table:table-cell table:formula="of:=[Single.E8]=[SingleExt.E8]" office:value-type="boolean" office:boolean-value="true">
            <text:p>TRUE</text:p>
          </table:table-cell>
          <table:table-cell table:formula="of:=[Single.F8]=[SingleExt.F8]" office:value-type="boolean" office:boolean-value="true">
            <text:p>TRUE</text:p>
          </table:table-cell>
          <table:table-cell table:formula="of:=[Single.G8]=[SingleExt.G8]" office:value-type="boolean" office:boolean-value="true">
            <text:p>TRUE</text:p>
          </table:table-cell>
          <table:table-cell table:formula="of:=[Single.H8]=[SingleExt.H8]" office:value-type="boolean" office:boolean-value="true">
            <text:p>TRUE</text:p>
          </table:table-cell>
          <table:table-cell table:formula="of:=[Single.I8]=[SingleExt.I8]" office:value-type="boolean" office:boolean-value="true">
            <text:p>TRUE</text:p>
          </table:table-cell>
          <table:table-cell table:formula="of:=[Single.J8]=[SingleExt.J8]" office:value-type="boolean" office:boolean-value="true">
            <text:p>TRUE</text:p>
          </table:table-cell>
        </table:table-row>
        <table:table-row table:style-name="ro1">
          <table:table-cell table:formula="of:=[Single.A9]=[SingleExt.A9]" office:value-type="boolean" office:boolean-value="true">
            <text:p>TRUE</text:p>
          </table:table-cell>
          <table:table-cell table:formula="of:=[Single.B9]=[SingleExt.B9]" office:value-type="boolean" office:boolean-value="true">
            <text:p>TRUE</text:p>
          </table:table-cell>
          <table:table-cell table:formula="of:=[Single.C9]=[SingleExt.C9]" office:value-type="boolean" office:boolean-value="true">
            <text:p>TRUE</text:p>
          </table:table-cell>
          <table:table-cell table:formula="of:=[Single.D9]=[SingleExt.D9]" office:value-type="boolean" office:boolean-value="true">
            <text:p>TRUE</text:p>
          </table:table-cell>
          <table:table-cell table:formula="of:=[Single.E9]=[SingleExt.E9]" office:value-type="boolean" office:boolean-value="true">
            <text:p>TRUE</text:p>
          </table:table-cell>
          <table:table-cell table:formula="of:=[Single.F9]=[SingleExt.F9]" office:value-type="boolean" office:boolean-value="true">
            <text:p>TRUE</text:p>
          </table:table-cell>
          <table:table-cell table:formula="of:=[Single.G9]=[SingleExt.G9]" office:value-type="boolean" office:boolean-value="true">
            <text:p>TRUE</text:p>
          </table:table-cell>
          <table:table-cell table:formula="of:=[Single.H9]=[SingleExt.H9]" office:value-type="boolean" office:boolean-value="true">
            <text:p>TRUE</text:p>
          </table:table-cell>
          <table:table-cell table:formula="of:=[Single.I9]=[SingleExt.I9]" office:value-type="boolean" office:boolean-value="true">
            <text:p>TRUE</text:p>
          </table:table-cell>
          <table:table-cell table:formula="of:=[Single.J9]=[SingleExt.J9]" office:value-type="boolean" office:boolean-value="true">
            <text:p>TRUE</text:p>
          </table:table-cell>
        </table:table-row>
        <table:table-row table:style-name="ro1">
          <table:table-cell table:formula="of:=[Single.A10]=[SingleExt.A10]" office:value-type="boolean" office:boolean-value="true">
            <text:p>TRUE</text:p>
          </table:table-cell>
          <table:table-cell table:formula="of:=[Single.B10]=[SingleExt.B10]" office:value-type="boolean" office:boolean-value="true">
            <text:p>TRUE</text:p>
          </table:table-cell>
          <table:table-cell table:formula="of:=[Single.C10]=[SingleExt.C10]" office:value-type="boolean" office:boolean-value="true">
            <text:p>TRUE</text:p>
          </table:table-cell>
          <table:table-cell table:formula="of:=[Single.D10]=[SingleExt.D10]" office:value-type="boolean" office:boolean-value="true">
            <text:p>TRUE</text:p>
          </table:table-cell>
          <table:table-cell table:formula="of:=[Single.E10]=[SingleExt.E10]" office:value-type="boolean" office:boolean-value="true">
            <text:p>TRUE</text:p>
          </table:table-cell>
          <table:table-cell table:formula="of:=[Single.F10]=[SingleExt.F10]" office:value-type="boolean" office:boolean-value="true">
            <text:p>TRUE</text:p>
          </table:table-cell>
          <table:table-cell table:formula="of:=[Single.G10]=[SingleExt.G10]" office:value-type="boolean" office:boolean-value="true">
            <text:p>TRUE</text:p>
          </table:table-cell>
          <table:table-cell table:formula="of:=[Single.H10]=[SingleExt.H10]" office:value-type="boolean" office:boolean-value="true">
            <text:p>TRUE</text:p>
          </table:table-cell>
          <table:table-cell table:formula="of:=[Single.I10]=[SingleExt.I10]" office:value-type="boolean" office:boolean-value="true">
            <text:p>TRUE</text:p>
          </table:table-cell>
          <table:table-cell table:formula="of:=[Single.J10]=[SingleExt.J10]" office:value-type="boolean" office:boolean-value="true">
            <text:p>TRUE</text:p>
          </table:table-cell>
        </table:table-row>
        <table:table-row table:style-name="ro1">
          <table:table-cell table:formula="of:=[Single.A11]=[SingleExt.A11]" office:value-type="boolean" office:boolean-value="true">
            <text:p>TRUE</text:p>
          </table:table-cell>
          <table:table-cell table:formula="of:=[Single.B11]=[SingleExt.B11]" office:value-type="boolean" office:boolean-value="true">
            <text:p>TRUE</text:p>
          </table:table-cell>
          <table:table-cell table:formula="of:=[Single.C11]=[SingleExt.C11]" office:value-type="boolean" office:boolean-value="true">
            <text:p>TRUE</text:p>
          </table:table-cell>
          <table:table-cell table:formula="of:=[Single.D11]=[SingleExt.D11]" office:value-type="boolean" office:boolean-value="true">
            <text:p>TRUE</text:p>
          </table:table-cell>
          <table:table-cell table:formula="of:=[Single.E11]=[SingleExt.E11]" office:value-type="boolean" office:boolean-value="true">
            <text:p>TRUE</text:p>
          </table:table-cell>
          <table:table-cell table:formula="of:=[Single.F11]=[SingleExt.F11]" office:value-type="boolean" office:boolean-value="true">
            <text:p>TRUE</text:p>
          </table:table-cell>
          <table:table-cell table:formula="of:=[Single.G11]=[SingleExt.G11]" office:value-type="boolean" office:boolean-value="true">
            <text:p>TRUE</text:p>
          </table:table-cell>
          <table:table-cell table:formula="of:=[Single.H11]=[SingleExt.H11]" office:value-type="boolean" office:boolean-value="true">
            <text:p>TRUE</text:p>
          </table:table-cell>
          <table:table-cell table:formula="of:=[Single.I11]=[SingleExt.I11]" office:value-type="boolean" office:boolean-value="true">
            <text:p>TRUE</text:p>
          </table:table-cell>
          <table:table-cell table:formula="of:=[Single.J11]=[SingleExt.J11]" office:value-type="boolean" office:boolean-value="true">
            <text:p>TRUE</text:p>
          </table:table-cell>
        </table:table-row>
        <table:table-row table:style-name="ro1">
          <table:table-cell table:formula="of:=[Single.A12]=[SingleExt.A12]" office:value-type="boolean" office:boolean-value="true">
            <text:p>TRUE</text:p>
          </table:table-cell>
          <table:table-cell table:formula="of:=[Single.B12]=[SingleExt.B12]" office:value-type="boolean" office:boolean-value="true">
            <text:p>TRUE</text:p>
          </table:table-cell>
          <table:table-cell table:formula="of:=[Single.C12]=[SingleExt.C12]" office:value-type="boolean" office:boolean-value="true">
            <text:p>TRUE</text:p>
          </table:table-cell>
          <table:table-cell table:formula="of:=[Single.D12]=[SingleExt.D12]" office:value-type="boolean" office:boolean-value="true">
            <text:p>TRUE</text:p>
          </table:table-cell>
          <table:table-cell table:formula="of:=[Single.E12]=[SingleExt.E12]" office:value-type="boolean" office:boolean-value="true">
            <text:p>TRUE</text:p>
          </table:table-cell>
          <table:table-cell table:formula="of:=[Single.F12]=[SingleExt.F12]" office:value-type="boolean" office:boolean-value="true">
            <text:p>TRUE</text:p>
          </table:table-cell>
          <table:table-cell table:formula="of:=[Single.G12]=[SingleExt.G12]" office:value-type="boolean" office:boolean-value="true">
            <text:p>TRUE</text:p>
          </table:table-cell>
          <table:table-cell table:formula="of:=[Single.H12]=[SingleExt.H12]" office:value-type="boolean" office:boolean-value="true">
            <text:p>TRUE</text:p>
          </table:table-cell>
          <table:table-cell table:formula="of:=[Single.I12]=[SingleExt.I12]" office:value-type="boolean" office:boolean-value="true">
            <text:p>TRUE</text:p>
          </table:table-cell>
          <table:table-cell table:formula="of:=[Single.J12]=[SingleExt.J12]" office:value-type="boolean" office:boolean-value="true">
            <text:p>TRUE</text:p>
          </table:table-cell>
        </table:table-row>
        <table:table-row table:style-name="ro1">
          <table:table-cell table:formula="of:=[Single.A13]=[SingleExt.A13]" office:value-type="boolean" office:boolean-value="true">
            <text:p>TRUE</text:p>
          </table:table-cell>
          <table:table-cell table:formula="of:=[Single.B13]=[SingleExt.B13]" office:value-type="boolean" office:boolean-value="true">
            <text:p>TRUE</text:p>
          </table:table-cell>
          <table:table-cell table:formula="of:=[Single.C13]=[SingleExt.C13]" office:value-type="boolean" office:boolean-value="true">
            <text:p>TRUE</text:p>
          </table:table-cell>
          <table:table-cell table:formula="of:=[Single.D13]=[SingleExt.D13]" office:value-type="boolean" office:boolean-value="true">
            <text:p>TRUE</text:p>
          </table:table-cell>
          <table:table-cell table:formula="of:=[Single.E13]=[SingleExt.E13]" office:value-type="boolean" office:boolean-value="true">
            <text:p>TRUE</text:p>
          </table:table-cell>
          <table:table-cell table:formula="of:=[Single.F13]=[SingleExt.F13]" office:value-type="boolean" office:boolean-value="true">
            <text:p>TRUE</text:p>
          </table:table-cell>
          <table:table-cell table:formula="of:=[Single.G13]=[SingleExt.G13]" office:value-type="boolean" office:boolean-value="true">
            <text:p>TRUE</text:p>
          </table:table-cell>
          <table:table-cell table:formula="of:=[Single.H13]=[SingleExt.H13]" office:value-type="boolean" office:boolean-value="true">
            <text:p>TRUE</text:p>
          </table:table-cell>
          <table:table-cell table:formula="of:=[Single.I13]=[SingleExt.I13]" office:value-type="boolean" office:boolean-value="true">
            <text:p>TRUE</text:p>
          </table:table-cell>
          <table:table-cell table:formula="of:=[Single.J13]=[SingleExt.J13]" office:value-type="boolean" office:boolean-value="true">
            <text:p>TRUE</text:p>
          </table:table-cell>
        </table:table-row>
        <table:table-row table:style-name="ro1">
          <table:table-cell table:formula="of:=[Single.A14]=[SingleExt.A14]" office:value-type="boolean" office:boolean-value="true">
            <text:p>TRUE</text:p>
          </table:table-cell>
          <table:table-cell table:formula="of:=[Single.B14]=[SingleExt.B14]" office:value-type="boolean" office:boolean-value="true">
            <text:p>TRUE</text:p>
          </table:table-cell>
          <table:table-cell table:formula="of:=[Single.C14]=[SingleExt.C14]" office:value-type="boolean" office:boolean-value="true">
            <text:p>TRUE</text:p>
          </table:table-cell>
          <table:table-cell table:formula="of:=[Single.D14]=[SingleExt.D14]" office:value-type="boolean" office:boolean-value="true">
            <text:p>TRUE</text:p>
          </table:table-cell>
          <table:table-cell table:formula="of:=[Single.E14]=[SingleExt.E14]" office:value-type="boolean" office:boolean-value="true">
            <text:p>TRUE</text:p>
          </table:table-cell>
          <table:table-cell table:formula="of:=[Single.F14]=[SingleExt.F14]" office:value-type="boolean" office:boolean-value="true">
            <text:p>TRUE</text:p>
          </table:table-cell>
          <table:table-cell table:formula="of:=[Single.G14]=[SingleExt.G14]" office:value-type="boolean" office:boolean-value="true">
            <text:p>TRUE</text:p>
          </table:table-cell>
          <table:table-cell table:formula="of:=[Single.H14]=[SingleExt.H14]" office:value-type="boolean" office:boolean-value="true">
            <text:p>TRUE</text:p>
          </table:table-cell>
          <table:table-cell table:formula="of:=[Single.I14]=[SingleExt.I14]" office:value-type="boolean" office:boolean-value="true">
            <text:p>TRUE</text:p>
          </table:table-cell>
          <table:table-cell table:formula="of:=[Single.J14]=[SingleExt.J14]" office:value-type="boolean" office:boolean-value="true">
            <text:p>TRUE</text:p>
          </table:table-cell>
        </table:table-row>
        <table:table-row table:style-name="ro1">
          <table:table-cell table:formula="of:=[Single.A15]=[SingleExt.A15]" office:value-type="boolean" office:boolean-value="true">
            <text:p>TRUE</text:p>
          </table:table-cell>
          <table:table-cell table:formula="of:=[Single.B15]=[SingleExt.B15]" office:value-type="boolean" office:boolean-value="true">
            <text:p>TRUE</text:p>
          </table:table-cell>
          <table:table-cell table:formula="of:=[Single.C15]=[SingleExt.C15]" office:value-type="boolean" office:boolean-value="true">
            <text:p>TRUE</text:p>
          </table:table-cell>
          <table:table-cell table:formula="of:=[Single.D15]=[SingleExt.D15]" office:value-type="boolean" office:boolean-value="true">
            <text:p>TRUE</text:p>
          </table:table-cell>
          <table:table-cell table:formula="of:=[Single.E15]=[SingleExt.E15]" office:value-type="boolean" office:boolean-value="true">
            <text:p>TRUE</text:p>
          </table:table-cell>
          <table:table-cell table:formula="of:=[Single.F15]=[SingleExt.F15]" office:value-type="boolean" office:boolean-value="true">
            <text:p>TRUE</text:p>
          </table:table-cell>
          <table:table-cell table:formula="of:=[Single.G15]=[SingleExt.G15]" office:value-type="boolean" office:boolean-value="true">
            <text:p>TRUE</text:p>
          </table:table-cell>
          <table:table-cell table:formula="of:=[Single.H15]=[SingleExt.H15]" office:value-type="boolean" office:boolean-value="true">
            <text:p>TRUE</text:p>
          </table:table-cell>
          <table:table-cell table:formula="of:=[Single.I15]=[SingleExt.I15]" office:value-type="boolean" office:boolean-value="true">
            <text:p>TRUE</text:p>
          </table:table-cell>
          <table:table-cell table:formula="of:=[Single.J15]=[SingleExt.J15]" office:value-type="boolean" office:boolean-value="true">
            <text:p>TRUE</text:p>
          </table:table-cell>
        </table:table-row>
        <table:table-row table:style-name="ro1">
          <table:table-cell table:formula="of:=[Single.A16]=[SingleExt.A16]" office:value-type="boolean" office:boolean-value="true">
            <text:p>TRUE</text:p>
          </table:table-cell>
          <table:table-cell table:formula="of:=[Single.B16]=[SingleExt.B16]" office:value-type="boolean" office:boolean-value="true">
            <text:p>TRUE</text:p>
          </table:table-cell>
          <table:table-cell table:formula="of:=[Single.C16]=[SingleExt.C16]" office:value-type="boolean" office:boolean-value="true">
            <text:p>TRUE</text:p>
          </table:table-cell>
          <table:table-cell table:formula="of:=[Single.D16]=[SingleExt.D16]" office:value-type="boolean" office:boolean-value="true">
            <text:p>TRUE</text:p>
          </table:table-cell>
          <table:table-cell table:formula="of:=[Single.E16]=[SingleExt.E16]" office:value-type="boolean" office:boolean-value="true">
            <text:p>TRUE</text:p>
          </table:table-cell>
          <table:table-cell table:formula="of:=[Single.F16]=[SingleExt.F16]" office:value-type="boolean" office:boolean-value="true">
            <text:p>TRUE</text:p>
          </table:table-cell>
          <table:table-cell table:formula="of:=[Single.G16]=[SingleExt.G16]" office:value-type="boolean" office:boolean-value="true">
            <text:p>TRUE</text:p>
          </table:table-cell>
          <table:table-cell table:formula="of:=[Single.H16]=[SingleExt.H16]" office:value-type="boolean" office:boolean-value="true">
            <text:p>TRUE</text:p>
          </table:table-cell>
          <table:table-cell table:formula="of:=[Single.I16]=[SingleExt.I16]" office:value-type="boolean" office:boolean-value="true">
            <text:p>TRUE</text:p>
          </table:table-cell>
          <table:table-cell table:formula="of:=[Single.J16]=[SingleExt.J16]" office:value-type="boolean" office:boolean-value="true">
            <text:p>TRUE</text:p>
          </table:table-cell>
        </table:table-row>
        <table:table-row table:style-name="ro1">
          <table:table-cell table:formula="of:=[Single.A17]=[SingleExt.A17]" office:value-type="boolean" office:boolean-value="true">
            <text:p>TRUE</text:p>
          </table:table-cell>
          <table:table-cell table:formula="of:=[Single.B17]=[SingleExt.B17]" office:value-type="boolean" office:boolean-value="true">
            <text:p>TRUE</text:p>
          </table:table-cell>
          <table:table-cell table:formula="of:=[Single.C17]=[SingleExt.C17]" office:value-type="boolean" office:boolean-value="true">
            <text:p>TRUE</text:p>
          </table:table-cell>
          <table:table-cell table:formula="of:=[Single.D17]=[SingleExt.D17]" office:value-type="boolean" office:boolean-value="true">
            <text:p>TRUE</text:p>
          </table:table-cell>
          <table:table-cell table:formula="of:=[Single.E17]=[SingleExt.E17]" office:value-type="boolean" office:boolean-value="true">
            <text:p>TRUE</text:p>
          </table:table-cell>
          <table:table-cell table:formula="of:=[Single.F17]=[SingleExt.F17]" office:value-type="boolean" office:boolean-value="true">
            <text:p>TRUE</text:p>
          </table:table-cell>
          <table:table-cell table:formula="of:=[Single.G17]=[SingleExt.G17]" office:value-type="boolean" office:boolean-value="true">
            <text:p>TRUE</text:p>
          </table:table-cell>
          <table:table-cell table:formula="of:=[Single.H17]=[SingleExt.H17]" office:value-type="boolean" office:boolean-value="true">
            <text:p>TRUE</text:p>
          </table:table-cell>
          <table:table-cell table:formula="of:=[Single.I17]=[SingleExt.I17]" office:value-type="boolean" office:boolean-value="true">
            <text:p>TRUE</text:p>
          </table:table-cell>
          <table:table-cell table:formula="of:=[Single.J17]=[SingleExt.J17]" office:value-type="boolean" office:boolean-value="true">
            <text:p>TRUE</text:p>
          </table:table-cell>
        </table:table-row>
        <table:table-row table:style-name="ro1">
          <table:table-cell table:formula="of:=[Single.A18]=[SingleExt.A18]" office:value-type="boolean" office:boolean-value="true">
            <text:p>TRUE</text:p>
          </table:table-cell>
          <table:table-cell table:formula="of:=[Single.B18]=[SingleExt.B18]" office:value-type="boolean" office:boolean-value="true">
            <text:p>TRUE</text:p>
          </table:table-cell>
          <table:table-cell table:formula="of:=[Single.C18]=[SingleExt.C18]" office:value-type="boolean" office:boolean-value="true">
            <text:p>TRUE</text:p>
          </table:table-cell>
          <table:table-cell table:formula="of:=[Single.D18]=[SingleExt.D18]" office:value-type="boolean" office:boolean-value="true">
            <text:p>TRUE</text:p>
          </table:table-cell>
          <table:table-cell table:formula="of:=[Single.E18]=[SingleExt.E18]" office:value-type="boolean" office:boolean-value="true">
            <text:p>TRUE</text:p>
          </table:table-cell>
          <table:table-cell table:formula="of:=[Single.F18]=[SingleExt.F18]" office:value-type="boolean" office:boolean-value="true">
            <text:p>TRUE</text:p>
          </table:table-cell>
          <table:table-cell table:formula="of:=[Single.G18]=[SingleExt.G18]" office:value-type="boolean" office:boolean-value="true">
            <text:p>TRUE</text:p>
          </table:table-cell>
          <table:table-cell table:formula="of:=[Single.H18]=[SingleExt.H18]" office:value-type="boolean" office:boolean-value="true">
            <text:p>TRUE</text:p>
          </table:table-cell>
          <table:table-cell table:formula="of:=[Single.I18]=[SingleExt.I18]" office:value-type="boolean" office:boolean-value="true">
            <text:p>TRUE</text:p>
          </table:table-cell>
          <table:table-cell table:formula="of:=[Single.J18]=[SingleExt.J18]" office:value-type="boolean" office:boolean-value="true">
            <text:p>TRUE</text:p>
          </table:table-cell>
        </table:table-row>
        <table:table-row table:style-name="ro1">
          <table:table-cell table:formula="of:=[Single.A19]=[SingleExt.A19]" office:value-type="boolean" office:boolean-value="true">
            <text:p>TRUE</text:p>
          </table:table-cell>
          <table:table-cell table:formula="of:=[Single.B19]=[SingleExt.B19]" office:value-type="boolean" office:boolean-value="true">
            <text:p>TRUE</text:p>
          </table:table-cell>
          <table:table-cell table:formula="of:=[Single.C19]=[SingleExt.C19]" office:value-type="boolean" office:boolean-value="true">
            <text:p>TRUE</text:p>
          </table:table-cell>
          <table:table-cell table:formula="of:=[Single.D19]=[SingleExt.D19]" office:value-type="boolean" office:boolean-value="true">
            <text:p>TRUE</text:p>
          </table:table-cell>
          <table:table-cell table:formula="of:=[Single.E19]=[SingleExt.E19]" office:value-type="boolean" office:boolean-value="true">
            <text:p>TRUE</text:p>
          </table:table-cell>
          <table:table-cell table:formula="of:=[Single.F19]=[SingleExt.F19]" office:value-type="boolean" office:boolean-value="true">
            <text:p>TRUE</text:p>
          </table:table-cell>
          <table:table-cell table:formula="of:=[Single.G19]=[SingleExt.G19]" office:value-type="boolean" office:boolean-value="true">
            <text:p>TRUE</text:p>
          </table:table-cell>
          <table:table-cell table:formula="of:=[Single.H19]=[SingleExt.H19]" office:value-type="boolean" office:boolean-value="true">
            <text:p>TRUE</text:p>
          </table:table-cell>
          <table:table-cell table:formula="of:=[Single.I19]=[SingleExt.I19]" office:value-type="boolean" office:boolean-value="true">
            <text:p>TRUE</text:p>
          </table:table-cell>
          <table:table-cell table:formula="of:=[Single.J19]=[SingleExt.J19]" office:value-type="boolean" office:boolean-value="true">
            <text:p>TRUE</text:p>
          </table:table-cell>
        </table:table-row>
        <table:table-row table:style-name="ro1">
          <table:table-cell table:formula="of:=[Single.A20]=[SingleExt.A20]" office:value-type="boolean" office:boolean-value="true">
            <text:p>TRUE</text:p>
          </table:table-cell>
          <table:table-cell table:formula="of:=[Single.B20]=[SingleExt.B20]" office:value-type="boolean" office:boolean-value="true">
            <text:p>TRUE</text:p>
          </table:table-cell>
          <table:table-cell table:formula="of:=[Single.C20]=[SingleExt.C20]" office:value-type="boolean" office:boolean-value="true">
            <text:p>TRUE</text:p>
          </table:table-cell>
          <table:table-cell table:formula="of:=[Single.D20]=[SingleExt.D20]" office:value-type="boolean" office:boolean-value="true">
            <text:p>TRUE</text:p>
          </table:table-cell>
          <table:table-cell table:formula="of:=[Single.E20]=[SingleExt.E20]" office:value-type="boolean" office:boolean-value="true">
            <text:p>TRUE</text:p>
          </table:table-cell>
          <table:table-cell table:formula="of:=[Single.F20]=[SingleExt.F20]" office:value-type="boolean" office:boolean-value="true">
            <text:p>TRUE</text:p>
          </table:table-cell>
          <table:table-cell table:formula="of:=[Single.G20]=[SingleExt.G20]" office:value-type="boolean" office:boolean-value="true">
            <text:p>TRUE</text:p>
          </table:table-cell>
          <table:table-cell table:formula="of:=[Single.H20]=[SingleExt.H20]" office:value-type="boolean" office:boolean-value="true">
            <text:p>TRUE</text:p>
          </table:table-cell>
          <table:table-cell table:formula="of:=[Single.I20]=[SingleExt.I20]" office:value-type="boolean" office:boolean-value="true">
            <text:p>TRUE</text:p>
          </table:table-cell>
          <table:table-cell table:formula="of:=[Single.J20]=[SingleExt.J20]" office:value-type="boolean" office:boolean-value="true">
            <text:p>TRUE</text:p>
          </table:table-cell>
        </table:table-row>
        <table:table-row table:style-name="ro1">
          <table:table-cell table:formula="of:=[Single.A21]=[SingleExt.A21]" office:value-type="boolean" office:boolean-value="true">
            <text:p>TRUE</text:p>
          </table:table-cell>
          <table:table-cell table:formula="of:=[Single.B21]=[SingleExt.B21]" office:value-type="boolean" office:boolean-value="true">
            <text:p>TRUE</text:p>
          </table:table-cell>
          <table:table-cell table:formula="of:=[Single.C21]=[SingleExt.C21]" office:value-type="boolean" office:boolean-value="true">
            <text:p>TRUE</text:p>
          </table:table-cell>
          <table:table-cell table:formula="of:=[Single.D21]=[SingleExt.D21]" office:value-type="boolean" office:boolean-value="true">
            <text:p>TRUE</text:p>
          </table:table-cell>
          <table:table-cell table:formula="of:=[Single.E21]=[SingleExt.E21]" office:value-type="boolean" office:boolean-value="true">
            <text:p>TRUE</text:p>
          </table:table-cell>
          <table:table-cell table:formula="of:=[Single.F21]=[SingleExt.F21]" office:value-type="boolean" office:boolean-value="true">
            <text:p>TRUE</text:p>
          </table:table-cell>
          <table:table-cell table:formula="of:=[Single.G21]=[SingleExt.G21]" office:value-type="boolean" office:boolean-value="true">
            <text:p>TRUE</text:p>
          </table:table-cell>
          <table:table-cell table:formula="of:=[Single.H21]=[SingleExt.H21]" office:value-type="boolean" office:boolean-value="true">
            <text:p>TRUE</text:p>
          </table:table-cell>
          <table:table-cell table:formula="of:=[Single.I21]=[SingleExt.I21]" office:value-type="boolean" office:boolean-value="true">
            <text:p>TRUE</text:p>
          </table:table-cell>
          <table:table-cell table:formula="of:=[Single.J21]=[SingleExt.J21]" office:value-type="boolean" office:boolean-value="true">
            <text:p>TRUE</text:p>
          </table:table-cell>
        </table:table-row>
      </table:table>
      <table:table table:name="Data" table:style-name="ta1" table:print="false">
        <table:table-column table:style-name="co2" table:number-columns-repeated="9" table:default-cell-style-name="Default"/>
        <table:table-row table:style-name="ro1">
          <table:table-cell table:formula="of:=CONCATENATE(&quot;(&quot;;COLUMN();&quot;,&quot;;ROW();&quot;)&quot;)" office:value-type="string" office:string-value="(1,1)">
            <text:p>(1,1)</text:p>
          </table:table-cell>
          <table:table-cell table:formula="of:=CONCATENATE(&quot;(&quot;;COLUMN();&quot;,&quot;;ROW();&quot;)&quot;)" office:value-type="string" office:string-value="(2,1)">
            <text:p>(2,1)</text:p>
          </table:table-cell>
          <table:table-cell table:formula="of:=CONCATENATE(&quot;(&quot;;COLUMN();&quot;,&quot;;ROW();&quot;)&quot;)" office:value-type="string" office:string-value="(3,1)">
            <text:p>(3,1)</text:p>
          </table:table-cell>
          <table:table-cell table:formula="of:=CONCATENATE(&quot;(&quot;;COLUMN();&quot;,&quot;;ROW();&quot;)&quot;)" office:value-type="string" office:string-value="(4,1)">
            <text:p>(4,1)</text:p>
          </table:table-cell>
          <table:table-cell table:formula="of:=CONCATENATE(&quot;(&quot;;COLUMN();&quot;,&quot;;ROW();&quot;)&quot;)" office:value-type="string" office:string-value="(5,1)">
            <text:p>(5,1)</text:p>
          </table:table-cell>
          <table:table-cell table:formula="of:=CONCATENATE(&quot;(&quot;;COLUMN();&quot;,&quot;;ROW();&quot;)&quot;)" office:value-type="string" office:string-value="(6,1)">
            <text:p>(6,1)</text:p>
          </table:table-cell>
          <table:table-cell table:formula="of:=CONCATENATE(&quot;(&quot;;COLUMN();&quot;,&quot;;ROW();&quot;)&quot;)" office:value-type="string" office:string-value="(7,1)">
            <text:p>(7,1)</text:p>
          </table:table-cell>
          <table:table-cell table:formula="of:=CONCATENATE(&quot;(&quot;;COLUMN();&quot;,&quot;;ROW();&quot;)&quot;)" office:value-type="string" office:string-value="(8,1)">
            <text:p>(8,1)</text:p>
          </table:table-cell>
          <table:table-cell table:formula="of:=CONCATENATE(&quot;(&quot;;COLUMN();&quot;,&quot;;ROW();&quot;)&quot;)" office:value-type="string" office:string-value="(9,1)">
            <text:p>(9,1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2)">
            <text:p>(1,2)</text:p>
          </table:table-cell>
          <table:table-cell table:formula="of:=CONCATENATE(&quot;(&quot;;COLUMN();&quot;,&quot;;ROW();&quot;)&quot;)" office:value-type="string" office:string-value="(2,2)">
            <text:p>(2,2)</text:p>
          </table:table-cell>
          <table:table-cell table:formula="of:=CONCATENATE(&quot;(&quot;;COLUMN();&quot;,&quot;;ROW();&quot;)&quot;)" office:value-type="string" office:string-value="(3,2)">
            <text:p>(3,2)</text:p>
          </table:table-cell>
          <table:table-cell table:formula="of:=CONCATENATE(&quot;(&quot;;COLUMN();&quot;,&quot;;ROW();&quot;)&quot;)" office:value-type="string" office:string-value="(4,2)">
            <text:p>(4,2)</text:p>
          </table:table-cell>
          <table:table-cell table:formula="of:=CONCATENATE(&quot;(&quot;;COLUMN();&quot;,&quot;;ROW();&quot;)&quot;)" office:value-type="string" office:string-value="(5,2)">
            <text:p>(5,2)</text:p>
          </table:table-cell>
          <table:table-cell table:formula="of:=CONCATENATE(&quot;(&quot;;COLUMN();&quot;,&quot;;ROW();&quot;)&quot;)" office:value-type="string" office:string-value="(6,2)">
            <text:p>(6,2)</text:p>
          </table:table-cell>
          <table:table-cell table:formula="of:=CONCATENATE(&quot;(&quot;;COLUMN();&quot;,&quot;;ROW();&quot;)&quot;)" office:value-type="string" office:string-value="(7,2)">
            <text:p>(7,2)</text:p>
          </table:table-cell>
          <table:table-cell table:formula="of:=CONCATENATE(&quot;(&quot;;COLUMN();&quot;,&quot;;ROW();&quot;)&quot;)" office:value-type="string" office:string-value="(8,2)">
            <text:p>(8,2)</text:p>
          </table:table-cell>
          <table:table-cell table:formula="of:=CONCATENATE(&quot;(&quot;;COLUMN();&quot;,&quot;;ROW();&quot;)&quot;)" office:value-type="string" office:string-value="(9,2)">
            <text:p>(9,2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3)">
            <text:p>(1,3)</text:p>
          </table:table-cell>
          <table:table-cell table:formula="of:=CONCATENATE(&quot;(&quot;;COLUMN();&quot;,&quot;;ROW();&quot;)&quot;)" office:value-type="string" office:string-value="(2,3)">
            <text:p>(2,3)</text:p>
          </table:table-cell>
          <table:table-cell table:formula="of:=CONCATENATE(&quot;(&quot;;COLUMN();&quot;,&quot;;ROW();&quot;)&quot;)" office:value-type="string" office:string-value="(3,3)">
            <text:p>(3,3)</text:p>
          </table:table-cell>
          <table:table-cell table:formula="of:=CONCATENATE(&quot;(&quot;;COLUMN();&quot;,&quot;;ROW();&quot;)&quot;)" office:value-type="string" office:string-value="(4,3)">
            <text:p>(4,3)</text:p>
          </table:table-cell>
          <table:table-cell table:formula="of:=CONCATENATE(&quot;(&quot;;COLUMN();&quot;,&quot;;ROW();&quot;)&quot;)" office:value-type="string" office:string-value="(5,3)">
            <text:p>(5,3)</text:p>
          </table:table-cell>
          <table:table-cell table:formula="of:=CONCATENATE(&quot;(&quot;;COLUMN();&quot;,&quot;;ROW();&quot;)&quot;)" office:value-type="string" office:string-value="(6,3)">
            <text:p>(6,3)</text:p>
          </table:table-cell>
          <table:table-cell table:formula="of:=CONCATENATE(&quot;(&quot;;COLUMN();&quot;,&quot;;ROW();&quot;)&quot;)" office:value-type="string" office:string-value="(7,3)">
            <text:p>(7,3)</text:p>
          </table:table-cell>
          <table:table-cell table:formula="of:=CONCATENATE(&quot;(&quot;;COLUMN();&quot;,&quot;;ROW();&quot;)&quot;)" office:value-type="string" office:string-value="(8,3)">
            <text:p>(8,3)</text:p>
          </table:table-cell>
          <table:table-cell table:formula="of:=CONCATENATE(&quot;(&quot;;COLUMN();&quot;,&quot;;ROW();&quot;)&quot;)" office:value-type="string" office:string-value="(9,3)">
            <text:p>(9,3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4)">
            <text:p>(1,4)</text:p>
          </table:table-cell>
          <table:table-cell table:formula="of:=CONCATENATE(&quot;(&quot;;COLUMN();&quot;,&quot;;ROW();&quot;)&quot;)" office:value-type="string" office:string-value="(2,4)">
            <text:p>(2,4)</text:p>
          </table:table-cell>
          <table:table-cell table:formula="of:=CONCATENATE(&quot;(&quot;;COLUMN();&quot;,&quot;;ROW();&quot;)&quot;)" office:value-type="string" office:string-value="(3,4)">
            <text:p>(3,4)</text:p>
          </table:table-cell>
          <table:table-cell table:formula="of:=CONCATENATE(&quot;(&quot;;COLUMN();&quot;,&quot;;ROW();&quot;)&quot;)" office:value-type="string" office:string-value="(4,4)">
            <text:p>(4,4)</text:p>
          </table:table-cell>
          <table:table-cell table:formula="of:=CONCATENATE(&quot;(&quot;;COLUMN();&quot;,&quot;;ROW();&quot;)&quot;)" office:value-type="string" office:string-value="(5,4)">
            <text:p>(5,4)</text:p>
          </table:table-cell>
          <table:table-cell table:formula="of:=CONCATENATE(&quot;(&quot;;COLUMN();&quot;,&quot;;ROW();&quot;)&quot;)" office:value-type="string" office:string-value="(6,4)">
            <text:p>(6,4)</text:p>
          </table:table-cell>
          <table:table-cell table:formula="of:=CONCATENATE(&quot;(&quot;;COLUMN();&quot;,&quot;;ROW();&quot;)&quot;)" office:value-type="string" office:string-value="(7,4)">
            <text:p>(7,4)</text:p>
          </table:table-cell>
          <table:table-cell table:formula="of:=CONCATENATE(&quot;(&quot;;COLUMN();&quot;,&quot;;ROW();&quot;)&quot;)" office:value-type="string" office:string-value="(8,4)">
            <text:p>(8,4)</text:p>
          </table:table-cell>
          <table:table-cell table:formula="of:=CONCATENATE(&quot;(&quot;;COLUMN();&quot;,&quot;;ROW();&quot;)&quot;)" office:value-type="string" office:string-value="(9,4)">
            <text:p>(9,4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5)">
            <text:p>(1,5)</text:p>
          </table:table-cell>
          <table:table-cell table:formula="of:=CONCATENATE(&quot;(&quot;;COLUMN();&quot;,&quot;;ROW();&quot;)&quot;)" office:value-type="string" office:string-value="(2,5)">
            <text:p>(2,5)</text:p>
          </table:table-cell>
          <table:table-cell table:formula="of:=CONCATENATE(&quot;(&quot;;COLUMN();&quot;,&quot;;ROW();&quot;)&quot;)" office:value-type="string" office:string-value="(3,5)">
            <text:p>(3,5)</text:p>
          </table:table-cell>
          <table:table-cell table:formula="of:=CONCATENATE(&quot;(&quot;;COLUMN();&quot;,&quot;;ROW();&quot;)&quot;)" office:value-type="string" office:string-value="(4,5)">
            <text:p>(4,5)</text:p>
          </table:table-cell>
          <table:table-cell table:formula="of:=CONCATENATE(&quot;(&quot;;COLUMN();&quot;,&quot;;ROW();&quot;)&quot;)" office:value-type="string" office:string-value="(5,5)">
            <text:p>(5,5)</text:p>
          </table:table-cell>
          <table:table-cell table:formula="of:=CONCATENATE(&quot;(&quot;;COLUMN();&quot;,&quot;;ROW();&quot;)&quot;)" office:value-type="string" office:string-value="(6,5)">
            <text:p>(6,5)</text:p>
          </table:table-cell>
          <table:table-cell table:formula="of:=CONCATENATE(&quot;(&quot;;COLUMN();&quot;,&quot;;ROW();&quot;)&quot;)" office:value-type="string" office:string-value="(7,5)">
            <text:p>(7,5)</text:p>
          </table:table-cell>
          <table:table-cell table:formula="of:=CONCATENATE(&quot;(&quot;;COLUMN();&quot;,&quot;;ROW();&quot;)&quot;)" office:value-type="string" office:string-value="(8,5)">
            <text:p>(8,5)</text:p>
          </table:table-cell>
          <table:table-cell table:formula="of:=CONCATENATE(&quot;(&quot;;COLUMN();&quot;,&quot;;ROW();&quot;)&quot;)" office:value-type="string" office:string-value="(9,5)">
            <text:p>(9,5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6)">
            <text:p>(1,6)</text:p>
          </table:table-cell>
          <table:table-cell table:formula="of:=CONCATENATE(&quot;(&quot;;COLUMN();&quot;,&quot;;ROW();&quot;)&quot;)" office:value-type="string" office:string-value="(2,6)">
            <text:p>(2,6)</text:p>
          </table:table-cell>
          <table:table-cell table:formula="of:=CONCATENATE(&quot;(&quot;;COLUMN();&quot;,&quot;;ROW();&quot;)&quot;)" office:value-type="string" office:string-value="(3,6)">
            <text:p>(3,6)</text:p>
          </table:table-cell>
          <table:table-cell table:formula="of:=CONCATENATE(&quot;(&quot;;COLUMN();&quot;,&quot;;ROW();&quot;)&quot;)" office:value-type="string" office:string-value="(4,6)">
            <text:p>(4,6)</text:p>
          </table:table-cell>
          <table:table-cell table:formula="of:=CONCATENATE(&quot;(&quot;;COLUMN();&quot;,&quot;;ROW();&quot;)&quot;)" office:value-type="string" office:string-value="(5,6)">
            <text:p>(5,6)</text:p>
          </table:table-cell>
          <table:table-cell table:formula="of:=CONCATENATE(&quot;(&quot;;COLUMN();&quot;,&quot;;ROW();&quot;)&quot;)" office:value-type="string" office:string-value="(6,6)">
            <text:p>(6,6)</text:p>
          </table:table-cell>
          <table:table-cell table:formula="of:=CONCATENATE(&quot;(&quot;;COLUMN();&quot;,&quot;;ROW();&quot;)&quot;)" office:value-type="string" office:string-value="(7,6)">
            <text:p>(7,6)</text:p>
          </table:table-cell>
          <table:table-cell table:formula="of:=CONCATENATE(&quot;(&quot;;COLUMN();&quot;,&quot;;ROW();&quot;)&quot;)" office:value-type="string" office:string-value="(8,6)">
            <text:p>(8,6)</text:p>
          </table:table-cell>
          <table:table-cell table:formula="of:=CONCATENATE(&quot;(&quot;;COLUMN();&quot;,&quot;;ROW();&quot;)&quot;)" office:value-type="string" office:string-value="(9,6)">
            <text:p>(9,6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7)">
            <text:p>(1,7)</text:p>
          </table:table-cell>
          <table:table-cell table:formula="of:=CONCATENATE(&quot;(&quot;;COLUMN();&quot;,&quot;;ROW();&quot;)&quot;)" office:value-type="string" office:string-value="(2,7)">
            <text:p>(2,7)</text:p>
          </table:table-cell>
          <table:table-cell table:formula="of:=CONCATENATE(&quot;(&quot;;COLUMN();&quot;,&quot;;ROW();&quot;)&quot;)" office:value-type="string" office:string-value="(3,7)">
            <text:p>(3,7)</text:p>
          </table:table-cell>
          <table:table-cell table:formula="of:=CONCATENATE(&quot;(&quot;;COLUMN();&quot;,&quot;;ROW();&quot;)&quot;)" office:value-type="string" office:string-value="(4,7)">
            <text:p>(4,7)</text:p>
          </table:table-cell>
          <table:table-cell table:formula="of:=CONCATENATE(&quot;(&quot;;COLUMN();&quot;,&quot;;ROW();&quot;)&quot;)" office:value-type="string" office:string-value="(5,7)">
            <text:p>(5,7)</text:p>
          </table:table-cell>
          <table:table-cell table:formula="of:=CONCATENATE(&quot;(&quot;;COLUMN();&quot;,&quot;;ROW();&quot;)&quot;)" office:value-type="string" office:string-value="(6,7)">
            <text:p>(6,7)</text:p>
          </table:table-cell>
          <table:table-cell table:formula="of:=CONCATENATE(&quot;(&quot;;COLUMN();&quot;,&quot;;ROW();&quot;)&quot;)" office:value-type="string" office:string-value="(7,7)">
            <text:p>(7,7)</text:p>
          </table:table-cell>
          <table:table-cell table:formula="of:=CONCATENATE(&quot;(&quot;;COLUMN();&quot;,&quot;;ROW();&quot;)&quot;)" office:value-type="string" office:string-value="(8,7)">
            <text:p>(8,7)</text:p>
          </table:table-cell>
          <table:table-cell table:formula="of:=CONCATENATE(&quot;(&quot;;COLUMN();&quot;,&quot;;ROW();&quot;)&quot;)" office:value-type="string" office:string-value="(9,7)">
            <text:p>(9,7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8)">
            <text:p>(1,8)</text:p>
          </table:table-cell>
          <table:table-cell table:formula="of:=CONCATENATE(&quot;(&quot;;COLUMN();&quot;,&quot;;ROW();&quot;)&quot;)" office:value-type="string" office:string-value="(2,8)">
            <text:p>(2,8)</text:p>
          </table:table-cell>
          <table:table-cell table:formula="of:=CONCATENATE(&quot;(&quot;;COLUMN();&quot;,&quot;;ROW();&quot;)&quot;)" office:value-type="string" office:string-value="(3,8)">
            <text:p>(3,8)</text:p>
          </table:table-cell>
          <table:table-cell table:formula="of:=CONCATENATE(&quot;(&quot;;COLUMN();&quot;,&quot;;ROW();&quot;)&quot;)" office:value-type="string" office:string-value="(4,8)">
            <text:p>(4,8)</text:p>
          </table:table-cell>
          <table:table-cell table:formula="of:=CONCATENATE(&quot;(&quot;;COLUMN();&quot;,&quot;;ROW();&quot;)&quot;)" office:value-type="string" office:string-value="(5,8)">
            <text:p>(5,8)</text:p>
          </table:table-cell>
          <table:table-cell table:formula="of:=CONCATENATE(&quot;(&quot;;COLUMN();&quot;,&quot;;ROW();&quot;)&quot;)" office:value-type="string" office:string-value="(6,8)">
            <text:p>(6,8)</text:p>
          </table:table-cell>
          <table:table-cell table:formula="of:=CONCATENATE(&quot;(&quot;;COLUMN();&quot;,&quot;;ROW();&quot;)&quot;)" office:value-type="string" office:string-value="(7,8)">
            <text:p>(7,8)</text:p>
          </table:table-cell>
          <table:table-cell table:formula="of:=CONCATENATE(&quot;(&quot;;COLUMN();&quot;,&quot;;ROW();&quot;)&quot;)" office:value-type="string" office:string-value="(8,8)">
            <text:p>(8,8)</text:p>
          </table:table-cell>
          <table:table-cell table:formula="of:=CONCATENATE(&quot;(&quot;;COLUMN();&quot;,&quot;;ROW();&quot;)&quot;)" office:value-type="string" office:string-value="(9,8)">
            <text:p>(9,8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9)">
            <text:p>(1,9)</text:p>
          </table:table-cell>
          <table:table-cell table:formula="of:=CONCATENATE(&quot;(&quot;;COLUMN();&quot;,&quot;;ROW();&quot;)&quot;)" office:value-type="string" office:string-value="(2,9)">
            <text:p>(2,9)</text:p>
          </table:table-cell>
          <table:table-cell table:formula="of:=CONCATENATE(&quot;(&quot;;COLUMN();&quot;,&quot;;ROW();&quot;)&quot;)" office:value-type="string" office:string-value="(3,9)">
            <text:p>(3,9)</text:p>
          </table:table-cell>
          <table:table-cell table:formula="of:=CONCATENATE(&quot;(&quot;;COLUMN();&quot;,&quot;;ROW();&quot;)&quot;)" office:value-type="string" office:string-value="(4,9)">
            <text:p>(4,9)</text:p>
          </table:table-cell>
          <table:table-cell table:formula="of:=CONCATENATE(&quot;(&quot;;COLUMN();&quot;,&quot;;ROW();&quot;)&quot;)" office:value-type="string" office:string-value="(5,9)">
            <text:p>(5,9)</text:p>
          </table:table-cell>
          <table:table-cell table:formula="of:=CONCATENATE(&quot;(&quot;;COLUMN();&quot;,&quot;;ROW();&quot;)&quot;)" office:value-type="string" office:string-value="(6,9)">
            <text:p>(6,9)</text:p>
          </table:table-cell>
          <table:table-cell table:formula="of:=CONCATENATE(&quot;(&quot;;COLUMN();&quot;,&quot;;ROW();&quot;)&quot;)" office:value-type="string" office:string-value="(7,9)">
            <text:p>(7,9)</text:p>
          </table:table-cell>
          <table:table-cell table:formula="of:=CONCATENATE(&quot;(&quot;;COLUMN();&quot;,&quot;;ROW();&quot;)&quot;)" office:value-type="string" office:string-value="(8,9)">
            <text:p>(8,9)</text:p>
          </table:table-cell>
          <table:table-cell table:formula="of:=CONCATENATE(&quot;(&quot;;COLUMN();&quot;,&quot;;ROW();&quot;)&quot;)" office:value-type="string" office:string-value="(9,9)">
            <text:p>(9,9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0)">
            <text:p>(1,10)</text:p>
          </table:table-cell>
          <table:table-cell table:formula="of:=CONCATENATE(&quot;(&quot;;COLUMN();&quot;,&quot;;ROW();&quot;)&quot;)" office:value-type="string" office:string-value="(2,10)">
            <text:p>(2,10)</text:p>
          </table:table-cell>
          <table:table-cell table:formula="of:=CONCATENATE(&quot;(&quot;;COLUMN();&quot;,&quot;;ROW();&quot;)&quot;)" office:value-type="string" office:string-value="(3,10)">
            <text:p>(3,10)</text:p>
          </table:table-cell>
          <table:table-cell table:formula="of:=CONCATENATE(&quot;(&quot;;COLUMN();&quot;,&quot;;ROW();&quot;)&quot;)" office:value-type="string" office:string-value="(4,10)">
            <text:p>(4,10)</text:p>
          </table:table-cell>
          <table:table-cell table:formula="of:=CONCATENATE(&quot;(&quot;;COLUMN();&quot;,&quot;;ROW();&quot;)&quot;)" office:value-type="string" office:string-value="(5,10)">
            <text:p>(5,10)</text:p>
          </table:table-cell>
          <table:table-cell table:formula="of:=CONCATENATE(&quot;(&quot;;COLUMN();&quot;,&quot;;ROW();&quot;)&quot;)" office:value-type="string" office:string-value="(6,10)">
            <text:p>(6,10)</text:p>
          </table:table-cell>
          <table:table-cell table:formula="of:=CONCATENATE(&quot;(&quot;;COLUMN();&quot;,&quot;;ROW();&quot;)&quot;)" office:value-type="string" office:string-value="(7,10)">
            <text:p>(7,10)</text:p>
          </table:table-cell>
          <table:table-cell table:formula="of:=CONCATENATE(&quot;(&quot;;COLUMN();&quot;,&quot;;ROW();&quot;)&quot;)" office:value-type="string" office:string-value="(8,10)">
            <text:p>(8,10)</text:p>
          </table:table-cell>
          <table:table-cell table:formula="of:=CONCATENATE(&quot;(&quot;;COLUMN();&quot;,&quot;;ROW();&quot;)&quot;)" office:value-type="string" office:string-value="(9,10)">
            <text:p>(9,10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1)">
            <text:p>(1,11)</text:p>
          </table:table-cell>
          <table:table-cell table:formula="of:=CONCATENATE(&quot;(&quot;;COLUMN();&quot;,&quot;;ROW();&quot;)&quot;)" office:value-type="string" office:string-value="(2,11)">
            <text:p>(2,11)</text:p>
          </table:table-cell>
          <table:table-cell table:formula="of:=CONCATENATE(&quot;(&quot;;COLUMN();&quot;,&quot;;ROW();&quot;)&quot;)" office:value-type="string" office:string-value="(3,11)">
            <text:p>(3,11)</text:p>
          </table:table-cell>
          <table:table-cell table:formula="of:=CONCATENATE(&quot;(&quot;;COLUMN();&quot;,&quot;;ROW();&quot;)&quot;)" office:value-type="string" office:string-value="(4,11)">
            <text:p>(4,11)</text:p>
          </table:table-cell>
          <table:table-cell table:formula="of:=CONCATENATE(&quot;(&quot;;COLUMN();&quot;,&quot;;ROW();&quot;)&quot;)" office:value-type="string" office:string-value="(5,11)">
            <text:p>(5,11)</text:p>
          </table:table-cell>
          <table:table-cell table:formula="of:=CONCATENATE(&quot;(&quot;;COLUMN();&quot;,&quot;;ROW();&quot;)&quot;)" office:value-type="string" office:string-value="(6,11)">
            <text:p>(6,11)</text:p>
          </table:table-cell>
          <table:table-cell table:formula="of:=CONCATENATE(&quot;(&quot;;COLUMN();&quot;,&quot;;ROW();&quot;)&quot;)" office:value-type="string" office:string-value="(7,11)">
            <text:p>(7,11)</text:p>
          </table:table-cell>
          <table:table-cell table:formula="of:=CONCATENATE(&quot;(&quot;;COLUMN();&quot;,&quot;;ROW();&quot;)&quot;)" office:value-type="string" office:string-value="(8,11)">
            <text:p>(8,11)</text:p>
          </table:table-cell>
          <table:table-cell table:formula="of:=CONCATENATE(&quot;(&quot;;COLUMN();&quot;,&quot;;ROW();&quot;)&quot;)" office:value-type="string" office:string-value="(9,11)">
            <text:p>(9,11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2)">
            <text:p>(1,12)</text:p>
          </table:table-cell>
          <table:table-cell table:formula="of:=CONCATENATE(&quot;(&quot;;COLUMN();&quot;,&quot;;ROW();&quot;)&quot;)" office:value-type="string" office:string-value="(2,12)">
            <text:p>(2,12)</text:p>
          </table:table-cell>
          <table:table-cell table:formula="of:=CONCATENATE(&quot;(&quot;;COLUMN();&quot;,&quot;;ROW();&quot;)&quot;)" office:value-type="string" office:string-value="(3,12)">
            <text:p>(3,12)</text:p>
          </table:table-cell>
          <table:table-cell table:formula="of:=CONCATENATE(&quot;(&quot;;COLUMN();&quot;,&quot;;ROW();&quot;)&quot;)" office:value-type="string" office:string-value="(4,12)">
            <text:p>(4,12)</text:p>
          </table:table-cell>
          <table:table-cell table:formula="of:=CONCATENATE(&quot;(&quot;;COLUMN();&quot;,&quot;;ROW();&quot;)&quot;)" office:value-type="string" office:string-value="(5,12)">
            <text:p>(5,12)</text:p>
          </table:table-cell>
          <table:table-cell table:formula="of:=CONCATENATE(&quot;(&quot;;COLUMN();&quot;,&quot;;ROW();&quot;)&quot;)" office:value-type="string" office:string-value="(6,12)">
            <text:p>(6,12)</text:p>
          </table:table-cell>
          <table:table-cell table:formula="of:=CONCATENATE(&quot;(&quot;;COLUMN();&quot;,&quot;;ROW();&quot;)&quot;)" office:value-type="string" office:string-value="(7,12)">
            <text:p>(7,12)</text:p>
          </table:table-cell>
          <table:table-cell table:formula="of:=CONCATENATE(&quot;(&quot;;COLUMN();&quot;,&quot;;ROW();&quot;)&quot;)" office:value-type="string" office:string-value="(8,12)">
            <text:p>(8,12)</text:p>
          </table:table-cell>
          <table:table-cell table:formula="of:=CONCATENATE(&quot;(&quot;;COLUMN();&quot;,&quot;;ROW();&quot;)&quot;)" office:value-type="string" office:string-value="(9,12)">
            <text:p>(9,12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3)">
            <text:p>(1,13)</text:p>
          </table:table-cell>
          <table:table-cell table:formula="of:=CONCATENATE(&quot;(&quot;;COLUMN();&quot;,&quot;;ROW();&quot;)&quot;)" office:value-type="string" office:string-value="(2,13)">
            <text:p>(2,13)</text:p>
          </table:table-cell>
          <table:table-cell table:formula="of:=CONCATENATE(&quot;(&quot;;COLUMN();&quot;,&quot;;ROW();&quot;)&quot;)" office:value-type="string" office:string-value="(3,13)">
            <text:p>(3,13)</text:p>
          </table:table-cell>
          <table:table-cell table:formula="of:=CONCATENATE(&quot;(&quot;;COLUMN();&quot;,&quot;;ROW();&quot;)&quot;)" office:value-type="string" office:string-value="(4,13)">
            <text:p>(4,13)</text:p>
          </table:table-cell>
          <table:table-cell table:formula="of:=CONCATENATE(&quot;(&quot;;COLUMN();&quot;,&quot;;ROW();&quot;)&quot;)" office:value-type="string" office:string-value="(5,13)">
            <text:p>(5,13)</text:p>
          </table:table-cell>
          <table:table-cell table:formula="of:=CONCATENATE(&quot;(&quot;;COLUMN();&quot;,&quot;;ROW();&quot;)&quot;)" office:value-type="string" office:string-value="(6,13)">
            <text:p>(6,13)</text:p>
          </table:table-cell>
          <table:table-cell table:formula="of:=CONCATENATE(&quot;(&quot;;COLUMN();&quot;,&quot;;ROW();&quot;)&quot;)" office:value-type="string" office:string-value="(7,13)">
            <text:p>(7,13)</text:p>
          </table:table-cell>
          <table:table-cell table:formula="of:=CONCATENATE(&quot;(&quot;;COLUMN();&quot;,&quot;;ROW();&quot;)&quot;)" office:value-type="string" office:string-value="(8,13)">
            <text:p>(8,13)</text:p>
          </table:table-cell>
          <table:table-cell table:formula="of:=CONCATENATE(&quot;(&quot;;COLUMN();&quot;,&quot;;ROW();&quot;)&quot;)" office:value-type="string" office:string-value="(9,13)">
            <text:p>(9,13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4)">
            <text:p>(1,14)</text:p>
          </table:table-cell>
          <table:table-cell table:formula="of:=CONCATENATE(&quot;(&quot;;COLUMN();&quot;,&quot;;ROW();&quot;)&quot;)" office:value-type="string" office:string-value="(2,14)">
            <text:p>(2,14)</text:p>
          </table:table-cell>
          <table:table-cell table:formula="of:=CONCATENATE(&quot;(&quot;;COLUMN();&quot;,&quot;;ROW();&quot;)&quot;)" office:value-type="string" office:string-value="(3,14)">
            <text:p>(3,14)</text:p>
          </table:table-cell>
          <table:table-cell table:formula="of:=CONCATENATE(&quot;(&quot;;COLUMN();&quot;,&quot;;ROW();&quot;)&quot;)" office:value-type="string" office:string-value="(4,14)">
            <text:p>(4,14)</text:p>
          </table:table-cell>
          <table:table-cell table:formula="of:=CONCATENATE(&quot;(&quot;;COLUMN();&quot;,&quot;;ROW();&quot;)&quot;)" office:value-type="string" office:string-value="(5,14)">
            <text:p>(5,14)</text:p>
          </table:table-cell>
          <table:table-cell table:formula="of:=CONCATENATE(&quot;(&quot;;COLUMN();&quot;,&quot;;ROW();&quot;)&quot;)" office:value-type="string" office:string-value="(6,14)">
            <text:p>(6,14)</text:p>
          </table:table-cell>
          <table:table-cell table:formula="of:=CONCATENATE(&quot;(&quot;;COLUMN();&quot;,&quot;;ROW();&quot;)&quot;)" office:value-type="string" office:string-value="(7,14)">
            <text:p>(7,14)</text:p>
          </table:table-cell>
          <table:table-cell table:formula="of:=CONCATENATE(&quot;(&quot;;COLUMN();&quot;,&quot;;ROW();&quot;)&quot;)" office:value-type="string" office:string-value="(8,14)">
            <text:p>(8,14)</text:p>
          </table:table-cell>
          <table:table-cell table:formula="of:=CONCATENATE(&quot;(&quot;;COLUMN();&quot;,&quot;;ROW();&quot;)&quot;)" office:value-type="string" office:string-value="(9,14)">
            <text:p>(9,14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5)">
            <text:p>(1,15)</text:p>
          </table:table-cell>
          <table:table-cell table:formula="of:=CONCATENATE(&quot;(&quot;;COLUMN();&quot;,&quot;;ROW();&quot;)&quot;)" office:value-type="string" office:string-value="(2,15)">
            <text:p>(2,15)</text:p>
          </table:table-cell>
          <table:table-cell table:formula="of:=CONCATENATE(&quot;(&quot;;COLUMN();&quot;,&quot;;ROW();&quot;)&quot;)" office:value-type="string" office:string-value="(3,15)">
            <text:p>(3,15)</text:p>
          </table:table-cell>
          <table:table-cell table:formula="of:=CONCATENATE(&quot;(&quot;;COLUMN();&quot;,&quot;;ROW();&quot;)&quot;)" office:value-type="string" office:string-value="(4,15)">
            <text:p>(4,15)</text:p>
          </table:table-cell>
          <table:table-cell table:formula="of:=CONCATENATE(&quot;(&quot;;COLUMN();&quot;,&quot;;ROW();&quot;)&quot;)" office:value-type="string" office:string-value="(5,15)">
            <text:p>(5,15)</text:p>
          </table:table-cell>
          <table:table-cell table:formula="of:=CONCATENATE(&quot;(&quot;;COLUMN();&quot;,&quot;;ROW();&quot;)&quot;)" office:value-type="string" office:string-value="(6,15)">
            <text:p>(6,15)</text:p>
          </table:table-cell>
          <table:table-cell table:formula="of:=CONCATENATE(&quot;(&quot;;COLUMN();&quot;,&quot;;ROW();&quot;)&quot;)" office:value-type="string" office:string-value="(7,15)">
            <text:p>(7,15)</text:p>
          </table:table-cell>
          <table:table-cell table:formula="of:=CONCATENATE(&quot;(&quot;;COLUMN();&quot;,&quot;;ROW();&quot;)&quot;)" office:value-type="string" office:string-value="(8,15)">
            <text:p>(8,15)</text:p>
          </table:table-cell>
          <table:table-cell table:formula="of:=CONCATENATE(&quot;(&quot;;COLUMN();&quot;,&quot;;ROW();&quot;)&quot;)" office:value-type="string" office:string-value="(9,15)">
            <text:p>(9,15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6)">
            <text:p>(1,16)</text:p>
          </table:table-cell>
          <table:table-cell table:formula="of:=CONCATENATE(&quot;(&quot;;COLUMN();&quot;,&quot;;ROW();&quot;)&quot;)" office:value-type="string" office:string-value="(2,16)">
            <text:p>(2,16)</text:p>
          </table:table-cell>
          <table:table-cell table:formula="of:=CONCATENATE(&quot;(&quot;;COLUMN();&quot;,&quot;;ROW();&quot;)&quot;)" office:value-type="string" office:string-value="(3,16)">
            <text:p>(3,16)</text:p>
          </table:table-cell>
          <table:table-cell table:formula="of:=CONCATENATE(&quot;(&quot;;COLUMN();&quot;,&quot;;ROW();&quot;)&quot;)" office:value-type="string" office:string-value="(4,16)">
            <text:p>(4,16)</text:p>
          </table:table-cell>
          <table:table-cell table:formula="of:=CONCATENATE(&quot;(&quot;;COLUMN();&quot;,&quot;;ROW();&quot;)&quot;)" office:value-type="string" office:string-value="(5,16)">
            <text:p>(5,16)</text:p>
          </table:table-cell>
          <table:table-cell table:formula="of:=CONCATENATE(&quot;(&quot;;COLUMN();&quot;,&quot;;ROW();&quot;)&quot;)" office:value-type="string" office:string-value="(6,16)">
            <text:p>(6,16)</text:p>
          </table:table-cell>
          <table:table-cell table:formula="of:=CONCATENATE(&quot;(&quot;;COLUMN();&quot;,&quot;;ROW();&quot;)&quot;)" office:value-type="string" office:string-value="(7,16)">
            <text:p>(7,16)</text:p>
          </table:table-cell>
          <table:table-cell table:formula="of:=CONCATENATE(&quot;(&quot;;COLUMN();&quot;,&quot;;ROW();&quot;)&quot;)" office:value-type="string" office:string-value="(8,16)">
            <text:p>(8,16)</text:p>
          </table:table-cell>
          <table:table-cell table:formula="of:=CONCATENATE(&quot;(&quot;;COLUMN();&quot;,&quot;;ROW();&quot;)&quot;)" office:value-type="string" office:string-value="(9,16)">
            <text:p>(9,16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7)">
            <text:p>(1,17)</text:p>
          </table:table-cell>
          <table:table-cell table:formula="of:=CONCATENATE(&quot;(&quot;;COLUMN();&quot;,&quot;;ROW();&quot;)&quot;)" office:value-type="string" office:string-value="(2,17)">
            <text:p>(2,17)</text:p>
          </table:table-cell>
          <table:table-cell table:formula="of:=CONCATENATE(&quot;(&quot;;COLUMN();&quot;,&quot;;ROW();&quot;)&quot;)" office:value-type="string" office:string-value="(3,17)">
            <text:p>(3,17)</text:p>
          </table:table-cell>
          <table:table-cell table:formula="of:=CONCATENATE(&quot;(&quot;;COLUMN();&quot;,&quot;;ROW();&quot;)&quot;)" office:value-type="string" office:string-value="(4,17)">
            <text:p>(4,17)</text:p>
          </table:table-cell>
          <table:table-cell table:formula="of:=CONCATENATE(&quot;(&quot;;COLUMN();&quot;,&quot;;ROW();&quot;)&quot;)" office:value-type="string" office:string-value="(5,17)">
            <text:p>(5,17)</text:p>
          </table:table-cell>
          <table:table-cell table:formula="of:=CONCATENATE(&quot;(&quot;;COLUMN();&quot;,&quot;;ROW();&quot;)&quot;)" office:value-type="string" office:string-value="(6,17)">
            <text:p>(6,17)</text:p>
          </table:table-cell>
          <table:table-cell table:formula="of:=CONCATENATE(&quot;(&quot;;COLUMN();&quot;,&quot;;ROW();&quot;)&quot;)" office:value-type="string" office:string-value="(7,17)">
            <text:p>(7,17)</text:p>
          </table:table-cell>
          <table:table-cell table:formula="of:=CONCATENATE(&quot;(&quot;;COLUMN();&quot;,&quot;;ROW();&quot;)&quot;)" office:value-type="string" office:string-value="(8,17)">
            <text:p>(8,17)</text:p>
          </table:table-cell>
          <table:table-cell table:formula="of:=CONCATENATE(&quot;(&quot;;COLUMN();&quot;,&quot;;ROW();&quot;)&quot;)" office:value-type="string" office:string-value="(9,17)">
            <text:p>(9,17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8)">
            <text:p>(1,18)</text:p>
          </table:table-cell>
          <table:table-cell table:formula="of:=CONCATENATE(&quot;(&quot;;COLUMN();&quot;,&quot;;ROW();&quot;)&quot;)" office:value-type="string" office:string-value="(2,18)">
            <text:p>(2,18)</text:p>
          </table:table-cell>
          <table:table-cell table:formula="of:=CONCATENATE(&quot;(&quot;;COLUMN();&quot;,&quot;;ROW();&quot;)&quot;)" office:value-type="string" office:string-value="(3,18)">
            <text:p>(3,18)</text:p>
          </table:table-cell>
          <table:table-cell table:formula="of:=CONCATENATE(&quot;(&quot;;COLUMN();&quot;,&quot;;ROW();&quot;)&quot;)" office:value-type="string" office:string-value="(4,18)">
            <text:p>(4,18)</text:p>
          </table:table-cell>
          <table:table-cell table:formula="of:=CONCATENATE(&quot;(&quot;;COLUMN();&quot;,&quot;;ROW();&quot;)&quot;)" office:value-type="string" office:string-value="(5,18)">
            <text:p>(5,18)</text:p>
          </table:table-cell>
          <table:table-cell table:formula="of:=CONCATENATE(&quot;(&quot;;COLUMN();&quot;,&quot;;ROW();&quot;)&quot;)" office:value-type="string" office:string-value="(6,18)">
            <text:p>(6,18)</text:p>
          </table:table-cell>
          <table:table-cell table:formula="of:=CONCATENATE(&quot;(&quot;;COLUMN();&quot;,&quot;;ROW();&quot;)&quot;)" office:value-type="string" office:string-value="(7,18)">
            <text:p>(7,18)</text:p>
          </table:table-cell>
          <table:table-cell table:formula="of:=CONCATENATE(&quot;(&quot;;COLUMN();&quot;,&quot;;ROW();&quot;)&quot;)" office:value-type="string" office:string-value="(8,18)">
            <text:p>(8,18)</text:p>
          </table:table-cell>
          <table:table-cell table:formula="of:=CONCATENATE(&quot;(&quot;;COLUMN();&quot;,&quot;;ROW();&quot;)&quot;)" office:value-type="string" office:string-value="(9,18)">
            <text:p>(9,18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19)">
            <text:p>(1,19)</text:p>
          </table:table-cell>
          <table:table-cell table:formula="of:=CONCATENATE(&quot;(&quot;;COLUMN();&quot;,&quot;;ROW();&quot;)&quot;)" office:value-type="string" office:string-value="(2,19)">
            <text:p>(2,19)</text:p>
          </table:table-cell>
          <table:table-cell table:formula="of:=CONCATENATE(&quot;(&quot;;COLUMN();&quot;,&quot;;ROW();&quot;)&quot;)" office:value-type="string" office:string-value="(3,19)">
            <text:p>(3,19)</text:p>
          </table:table-cell>
          <table:table-cell table:formula="of:=CONCATENATE(&quot;(&quot;;COLUMN();&quot;,&quot;;ROW();&quot;)&quot;)" office:value-type="string" office:string-value="(4,19)">
            <text:p>(4,19)</text:p>
          </table:table-cell>
          <table:table-cell table:formula="of:=CONCATENATE(&quot;(&quot;;COLUMN();&quot;,&quot;;ROW();&quot;)&quot;)" office:value-type="string" office:string-value="(5,19)">
            <text:p>(5,19)</text:p>
          </table:table-cell>
          <table:table-cell table:formula="of:=CONCATENATE(&quot;(&quot;;COLUMN();&quot;,&quot;;ROW();&quot;)&quot;)" office:value-type="string" office:string-value="(6,19)">
            <text:p>(6,19)</text:p>
          </table:table-cell>
          <table:table-cell table:formula="of:=CONCATENATE(&quot;(&quot;;COLUMN();&quot;,&quot;;ROW();&quot;)&quot;)" office:value-type="string" office:string-value="(7,19)">
            <text:p>(7,19)</text:p>
          </table:table-cell>
          <table:table-cell table:formula="of:=CONCATENATE(&quot;(&quot;;COLUMN();&quot;,&quot;;ROW();&quot;)&quot;)" office:value-type="string" office:string-value="(8,19)">
            <text:p>(8,19)</text:p>
          </table:table-cell>
          <table:table-cell table:formula="of:=CONCATENATE(&quot;(&quot;;COLUMN();&quot;,&quot;;ROW();&quot;)&quot;)" office:value-type="string" office:string-value="(9,19)">
            <text:p>(9,19)</text:p>
          </table:table-cell>
        </table:table-row>
        <table:table-row table:style-name="ro1">
          <table:table-cell table:formula="of:=CONCATENATE(&quot;(&quot;;COLUMN();&quot;,&quot;;ROW();&quot;)&quot;)" office:value-type="string" office:string-value="(1,20)">
            <text:p>(1,20)</text:p>
          </table:table-cell>
          <table:table-cell table:formula="of:=CONCATENATE(&quot;(&quot;;COLUMN();&quot;,&quot;;ROW();&quot;)&quot;)" office:value-type="string" office:string-value="(2,20)">
            <text:p>(2,20)</text:p>
          </table:table-cell>
          <table:table-cell table:formula="of:=CONCATENATE(&quot;(&quot;;COLUMN();&quot;,&quot;;ROW();&quot;)&quot;)" office:value-type="string" office:string-value="(3,20)">
            <text:p>(3,20)</text:p>
          </table:table-cell>
          <table:table-cell table:formula="of:=CONCATENATE(&quot;(&quot;;COLUMN();&quot;,&quot;;ROW();&quot;)&quot;)" office:value-type="string" office:string-value="(4,20)">
            <text:p>(4,20)</text:p>
          </table:table-cell>
          <table:table-cell table:formula="of:=CONCATENATE(&quot;(&quot;;COLUMN();&quot;,&quot;;ROW();&quot;)&quot;)" office:value-type="string" office:string-value="(5,20)">
            <text:p>(5,20)</text:p>
          </table:table-cell>
          <table:table-cell table:formula="of:=CONCATENATE(&quot;(&quot;;COLUMN();&quot;,&quot;;ROW();&quot;)&quot;)" office:value-type="string" office:string-value="(6,20)">
            <text:p>(6,20)</text:p>
          </table:table-cell>
          <table:table-cell table:formula="of:=CONCATENATE(&quot;(&quot;;COLUMN();&quot;,&quot;;ROW();&quot;)&quot;)" office:value-type="string" office:string-value="(7,20)">
            <text:p>(7,20)</text:p>
          </table:table-cell>
          <table:table-cell table:formula="of:=CONCATENATE(&quot;(&quot;;COLUMN();&quot;,&quot;;ROW();&quot;)&quot;)" office:value-type="string" office:string-value="(8,20)">
            <text:p>(8,20)</text:p>
          </table:table-cell>
          <table:table-cell table:formula="of:=CONCATENATE(&quot;(&quot;;COLUMN();&quot;,&quot;;ROW();&quot;)&quot;)" office:value-type="string" office:string-value="(9,20)">
            <text:p>(9,20)</text:p>
          </table:table-cell>
        </table:table-row>
      </table:table>
      <table:table table:name="Sheet3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UM</text:p>
          </table:table-cell>
          <table:table-cell table:formula="of:=SUM([Data.$A$100:.$F$300])" office:value-type="float" office:value="0">
            <text:p>0</text:p>
          </table:table-cell>
          <table:table-cell table:formula="of:=SUM(['file:///home/kyoshida/ooo/ooo-test-files/calc/external-ref/complex-src.ods'#$Data.$A$100:.$F$300])" office:value-type="float" office:value="0">
            <text:p>0</text:p>
          </table:table-cell>
        </table:table-row>
      </table:table>
      <table:table table:name="'file:///home/kyoshida/ooo/ooo-test-files/calc/external-ref/complex-src.ods'#Data" table:print="false" table:style-name="ta_extref">
        <table:table-source xlink:href="../complex-src.ods" table:table-name="Data" table:filter-name="calc8" table:mode="copy-results-only"/>
        <table:table-row>
          <table:table-cell table:style-name="ce3" office:value-type="string">
            <text:p>(1,1)</text:p>
          </table:table-cell>
          <table:table-cell table:style-name="ce3" office:value-type="string">
            <text:p>(2,1)</text:p>
          </table:table-cell>
          <table:table-cell table:style-name="ce3" office:value-type="string">
            <text:p>(3,1)</text:p>
          </table:table-cell>
          <table:table-cell table:style-name="ce3" office:value-type="string">
            <text:p>(4,1)</text:p>
          </table:table-cell>
          <table:table-cell table:style-name="ce3" office:value-type="string">
            <text:p>(5,1)</text:p>
          </table:table-cell>
          <table:table-cell table:style-name="ce3" office:value-type="string">
            <text:p>(6,1)</text:p>
          </table:table-cell>
          <table:table-cell table:style-name="ce3" office:value-type="string">
            <text:p>(7,1)</text:p>
          </table:table-cell>
          <table:table-cell table:style-name="ce3" office:value-type="string">
            <text:p>(8,1)</text:p>
          </table:table-cell>
          <table:table-cell table:style-name="ce3" office:value-type="string">
            <text:p>(9,1)</text:p>
          </table:table-cell>
        </table:table-row>
        <table:table-row>
          <table:table-cell table:style-name="ce3" office:value-type="string">
            <text:p>(1,2)</text:p>
          </table:table-cell>
          <table:table-cell table:style-name="ce3" office:value-type="string">
            <text:p>(2,2)</text:p>
          </table:table-cell>
          <table:table-cell table:style-name="ce3" office:value-type="string">
            <text:p>(3,2)</text:p>
          </table:table-cell>
          <table:table-cell table:style-name="ce3" office:value-type="string">
            <text:p>(4,2)</text:p>
          </table:table-cell>
          <table:table-cell table:style-name="ce3" office:value-type="string">
            <text:p>(5,2)</text:p>
          </table:table-cell>
          <table:table-cell table:style-name="ce3" office:value-type="string">
            <text:p>(6,2)</text:p>
          </table:table-cell>
          <table:table-cell table:style-name="ce3" office:value-type="string">
            <text:p>(7,2)</text:p>
          </table:table-cell>
          <table:table-cell table:style-name="ce3" office:value-type="string">
            <text:p>(8,2)</text:p>
          </table:table-cell>
          <table:table-cell table:style-name="ce3" office:value-type="string">
            <text:p>(9,2)</text:p>
          </table:table-cell>
        </table:table-row>
        <table:table-row>
          <table:table-cell table:style-name="ce3" office:value-type="string">
            <text:p>(1,3)</text:p>
          </table:table-cell>
          <table:table-cell table:style-name="ce3" office:value-type="string">
            <text:p>(2,3)</text:p>
          </table:table-cell>
          <table:table-cell table:style-name="ce3" office:value-type="string">
            <text:p>(3,3)</text:p>
          </table:table-cell>
          <table:table-cell table:style-name="ce3" office:value-type="string">
            <text:p>(4,3)</text:p>
          </table:table-cell>
          <table:table-cell table:style-name="ce3" office:value-type="string">
            <text:p>(5,3)</text:p>
          </table:table-cell>
          <table:table-cell table:style-name="ce3" office:value-type="string">
            <text:p>(6,3)</text:p>
          </table:table-cell>
          <table:table-cell table:style-name="ce3" office:value-type="string">
            <text:p>(7,3)</text:p>
          </table:table-cell>
          <table:table-cell table:style-name="ce3" office:value-type="string">
            <text:p>(8,3)</text:p>
          </table:table-cell>
          <table:table-cell table:style-name="ce3" office:value-type="string">
            <text:p>(9,3)</text:p>
          </table:table-cell>
        </table:table-row>
        <table:table-row>
          <table:table-cell table:style-name="ce3" office:value-type="string">
            <text:p>(1,4)</text:p>
          </table:table-cell>
          <table:table-cell table:style-name="ce3" office:value-type="string">
            <text:p>(2,4)</text:p>
          </table:table-cell>
          <table:table-cell table:style-name="ce3" office:value-type="string">
            <text:p>(3,4)</text:p>
          </table:table-cell>
          <table:table-cell table:style-name="ce3" office:value-type="string">
            <text:p>(4,4)</text:p>
          </table:table-cell>
          <table:table-cell table:style-name="ce3" office:value-type="string">
            <text:p>(5,4)</text:p>
          </table:table-cell>
          <table:table-cell table:style-name="ce3" office:value-type="string">
            <text:p>(6,4)</text:p>
          </table:table-cell>
          <table:table-cell table:style-name="ce3" office:value-type="string">
            <text:p>(7,4)</text:p>
          </table:table-cell>
          <table:table-cell table:style-name="ce3" office:value-type="string">
            <text:p>(8,4)</text:p>
          </table:table-cell>
          <table:table-cell table:style-name="ce3" office:value-type="string">
            <text:p>(9,4)</text:p>
          </table:table-cell>
        </table:table-row>
        <table:table-row>
          <table:table-cell table:style-name="ce3" office:value-type="string">
            <text:p>(1,5)</text:p>
          </table:table-cell>
          <table:table-cell table:style-name="ce3" office:value-type="string">
            <text:p>(2,5)</text:p>
          </table:table-cell>
          <table:table-cell table:style-name="ce3" office:value-type="string">
            <text:p>(3,5)</text:p>
          </table:table-cell>
          <table:table-cell table:style-name="ce3" office:value-type="string">
            <text:p>(4,5)</text:p>
          </table:table-cell>
          <table:table-cell table:style-name="ce3" office:value-type="string">
            <text:p>(5,5)</text:p>
          </table:table-cell>
          <table:table-cell table:style-name="ce3" office:value-type="string">
            <text:p>(6,5)</text:p>
          </table:table-cell>
          <table:table-cell table:style-name="ce3" office:value-type="string">
            <text:p>(7,5)</text:p>
          </table:table-cell>
          <table:table-cell table:style-name="ce3" office:value-type="string">
            <text:p>(8,5)</text:p>
          </table:table-cell>
          <table:table-cell table:style-name="ce3" office:value-type="string">
            <text:p>(9,5)</text:p>
          </table:table-cell>
        </table:table-row>
        <table:table-row>
          <table:table-cell table:style-name="ce3" office:value-type="string">
            <text:p>(1,6)</text:p>
          </table:table-cell>
          <table:table-cell table:style-name="ce3" office:value-type="string">
            <text:p>(2,6)</text:p>
          </table:table-cell>
          <table:table-cell table:style-name="ce3" office:value-type="string">
            <text:p>(3,6)</text:p>
          </table:table-cell>
          <table:table-cell table:style-name="ce3" office:value-type="string">
            <text:p>(4,6)</text:p>
          </table:table-cell>
          <table:table-cell table:style-name="ce3" office:value-type="string">
            <text:p>(5,6)</text:p>
          </table:table-cell>
          <table:table-cell table:style-name="ce3" office:value-type="string">
            <text:p>(6,6)</text:p>
          </table:table-cell>
          <table:table-cell table:style-name="ce3" office:value-type="string">
            <text:p>(7,6)</text:p>
          </table:table-cell>
          <table:table-cell table:style-name="ce3" office:value-type="string">
            <text:p>(8,6)</text:p>
          </table:table-cell>
          <table:table-cell table:style-name="ce3" office:value-type="string">
            <text:p>(9,6)</text:p>
          </table:table-cell>
        </table:table-row>
        <table:table-row>
          <table:table-cell table:style-name="ce3" office:value-type="string">
            <text:p>(1,7)</text:p>
          </table:table-cell>
          <table:table-cell table:style-name="ce3" office:value-type="string">
            <text:p>(2,7)</text:p>
          </table:table-cell>
          <table:table-cell table:style-name="ce3" office:value-type="string">
            <text:p>(3,7)</text:p>
          </table:table-cell>
          <table:table-cell table:style-name="ce3" office:value-type="string">
            <text:p>(4,7)</text:p>
          </table:table-cell>
          <table:table-cell table:style-name="ce3" office:value-type="string">
            <text:p>(5,7)</text:p>
          </table:table-cell>
          <table:table-cell table:style-name="ce3" office:value-type="string">
            <text:p>(6,7)</text:p>
          </table:table-cell>
          <table:table-cell table:style-name="ce3" office:value-type="string">
            <text:p>(7,7)</text:p>
          </table:table-cell>
          <table:table-cell table:style-name="ce3" office:value-type="string">
            <text:p>(8,7)</text:p>
          </table:table-cell>
          <table:table-cell table:style-name="ce3" office:value-type="string">
            <text:p>(9,7)</text:p>
          </table:table-cell>
        </table:table-row>
        <table:table-row>
          <table:table-cell table:style-name="ce3" office:value-type="string">
            <text:p>(1,8)</text:p>
          </table:table-cell>
          <table:table-cell table:style-name="ce3" office:value-type="string">
            <text:p>(2,8)</text:p>
          </table:table-cell>
          <table:table-cell table:style-name="ce3" office:value-type="string">
            <text:p>(3,8)</text:p>
          </table:table-cell>
          <table:table-cell table:style-name="ce3" office:value-type="string">
            <text:p>(4,8)</text:p>
          </table:table-cell>
          <table:table-cell table:style-name="ce3" office:value-type="string">
            <text:p>(5,8)</text:p>
          </table:table-cell>
          <table:table-cell table:style-name="ce3" office:value-type="string">
            <text:p>(6,8)</text:p>
          </table:table-cell>
          <table:table-cell table:style-name="ce3" office:value-type="string">
            <text:p>(7,8)</text:p>
          </table:table-cell>
          <table:table-cell table:style-name="ce3" office:value-type="string">
            <text:p>(8,8)</text:p>
          </table:table-cell>
          <table:table-cell table:style-name="ce3" office:value-type="string">
            <text:p>(9,8)</text:p>
          </table:table-cell>
        </table:table-row>
        <table:table-row>
          <table:table-cell table:style-name="ce3" office:value-type="string">
            <text:p>(1,9)</text:p>
          </table:table-cell>
          <table:table-cell table:style-name="ce3" office:value-type="string">
            <text:p>(2,9)</text:p>
          </table:table-cell>
          <table:table-cell table:style-name="ce3" office:value-type="string">
            <text:p>(3,9)</text:p>
          </table:table-cell>
          <table:table-cell table:style-name="ce3" office:value-type="string">
            <text:p>(4,9)</text:p>
          </table:table-cell>
          <table:table-cell table:style-name="ce3" office:value-type="string">
            <text:p>(5,9)</text:p>
          </table:table-cell>
          <table:table-cell table:style-name="ce3" office:value-type="string">
            <text:p>(6,9)</text:p>
          </table:table-cell>
          <table:table-cell table:style-name="ce3" office:value-type="string">
            <text:p>(7,9)</text:p>
          </table:table-cell>
          <table:table-cell table:style-name="ce3" office:value-type="string">
            <text:p>(8,9)</text:p>
          </table:table-cell>
          <table:table-cell table:style-name="ce3" office:value-type="string">
            <text:p>(9,9)</text:p>
          </table:table-cell>
        </table:table-row>
        <table:table-row>
          <table:table-cell table:style-name="ce3" office:value-type="string">
            <text:p>(1,10)</text:p>
          </table:table-cell>
          <table:table-cell table:style-name="ce3" office:value-type="string">
            <text:p>(2,10)</text:p>
          </table:table-cell>
          <table:table-cell table:style-name="ce3" office:value-type="string">
            <text:p>(3,10)</text:p>
          </table:table-cell>
          <table:table-cell table:style-name="ce3" office:value-type="string">
            <text:p>(4,10)</text:p>
          </table:table-cell>
          <table:table-cell table:style-name="ce3" office:value-type="string">
            <text:p>(5,10)</text:p>
          </table:table-cell>
          <table:table-cell table:style-name="ce3" office:value-type="string">
            <text:p>(6,10)</text:p>
          </table:table-cell>
          <table:table-cell table:style-name="ce3" office:value-type="string">
            <text:p>(7,10)</text:p>
          </table:table-cell>
          <table:table-cell table:style-name="ce3" office:value-type="string">
            <text:p>(8,10)</text:p>
          </table:table-cell>
          <table:table-cell table:style-name="ce3" office:value-type="string">
            <text:p>(9,10)</text:p>
          </table:table-cell>
        </table:table-row>
        <table:table-row>
          <table:table-cell table:style-name="ce3" office:value-type="string">
            <text:p>(1,11)</text:p>
          </table:table-cell>
          <table:table-cell table:style-name="ce3" office:value-type="string">
            <text:p>(2,11)</text:p>
          </table:table-cell>
          <table:table-cell table:style-name="ce3" office:value-type="string">
            <text:p>(3,11)</text:p>
          </table:table-cell>
          <table:table-cell table:style-name="ce3" office:value-type="string">
            <text:p>(4,11)</text:p>
          </table:table-cell>
          <table:table-cell table:style-name="ce3" office:value-type="string">
            <text:p>(5,11)</text:p>
          </table:table-cell>
          <table:table-cell table:style-name="ce3" office:value-type="string">
            <text:p>(6,11)</text:p>
          </table:table-cell>
          <table:table-cell table:style-name="ce3" office:value-type="string">
            <text:p>(7,11)</text:p>
          </table:table-cell>
          <table:table-cell table:style-name="ce3" office:value-type="string">
            <text:p>(8,11)</text:p>
          </table:table-cell>
          <table:table-cell table:style-name="ce3" office:value-type="string">
            <text:p>(9,11)</text:p>
          </table:table-cell>
        </table:table-row>
        <table:table-row>
          <table:table-cell table:style-name="ce3" office:value-type="string">
            <text:p>(1,12)</text:p>
          </table:table-cell>
          <table:table-cell table:style-name="ce3" office:value-type="string">
            <text:p>(2,12)</text:p>
          </table:table-cell>
          <table:table-cell table:style-name="ce3" office:value-type="string">
            <text:p>(3,12)</text:p>
          </table:table-cell>
          <table:table-cell table:style-name="ce3" office:value-type="string">
            <text:p>(4,12)</text:p>
          </table:table-cell>
          <table:table-cell table:style-name="ce3" office:value-type="string">
            <text:p>(5,12)</text:p>
          </table:table-cell>
          <table:table-cell table:style-name="ce3" office:value-type="string">
            <text:p>(6,12)</text:p>
          </table:table-cell>
          <table:table-cell table:style-name="ce3" office:value-type="string">
            <text:p>(7,12)</text:p>
          </table:table-cell>
          <table:table-cell table:style-name="ce3" office:value-type="string">
            <text:p>(8,12)</text:p>
          </table:table-cell>
          <table:table-cell table:style-name="ce3" office:value-type="string">
            <text:p>(9,12)</text:p>
          </table:table-cell>
        </table:table-row>
        <table:table-row>
          <table:table-cell table:style-name="ce3" office:value-type="string">
            <text:p>(1,13)</text:p>
          </table:table-cell>
          <table:table-cell table:style-name="ce3" office:value-type="string">
            <text:p>(2,13)</text:p>
          </table:table-cell>
          <table:table-cell table:style-name="ce3" office:value-type="string">
            <text:p>(3,13)</text:p>
          </table:table-cell>
          <table:table-cell table:style-name="ce3" office:value-type="string">
            <text:p>(4,13)</text:p>
          </table:table-cell>
          <table:table-cell table:style-name="ce3" office:value-type="string">
            <text:p>(5,13)</text:p>
          </table:table-cell>
          <table:table-cell table:style-name="ce3" office:value-type="string">
            <text:p>(6,13)</text:p>
          </table:table-cell>
          <table:table-cell table:style-name="ce3" office:value-type="string">
            <text:p>(7,13)</text:p>
          </table:table-cell>
          <table:table-cell table:style-name="ce3" office:value-type="string">
            <text:p>(8,13)</text:p>
          </table:table-cell>
          <table:table-cell table:style-name="ce3" office:value-type="string">
            <text:p>(9,13)</text:p>
          </table:table-cell>
        </table:table-row>
        <table:table-row>
          <table:table-cell table:style-name="ce3" office:value-type="string">
            <text:p>(1,14)</text:p>
          </table:table-cell>
          <table:table-cell table:style-name="ce3" office:value-type="string">
            <text:p>(2,14)</text:p>
          </table:table-cell>
          <table:table-cell table:style-name="ce3" office:value-type="string">
            <text:p>(3,14)</text:p>
          </table:table-cell>
          <table:table-cell table:style-name="ce3" office:value-type="string">
            <text:p>(4,14)</text:p>
          </table:table-cell>
          <table:table-cell table:style-name="ce3" office:value-type="string">
            <text:p>(5,14)</text:p>
          </table:table-cell>
          <table:table-cell table:style-name="ce3" office:value-type="string">
            <text:p>(6,14)</text:p>
          </table:table-cell>
          <table:table-cell table:style-name="ce3" office:value-type="string">
            <text:p>(7,14)</text:p>
          </table:table-cell>
          <table:table-cell table:style-name="ce3" office:value-type="string">
            <text:p>(8,14)</text:p>
          </table:table-cell>
          <table:table-cell table:style-name="ce3" office:value-type="string">
            <text:p>(9,14)</text:p>
          </table:table-cell>
        </table:table-row>
        <table:table-row>
          <table:table-cell table:style-name="ce3" office:value-type="string">
            <text:p>(1,15)</text:p>
          </table:table-cell>
          <table:table-cell table:style-name="ce3" office:value-type="string">
            <text:p>(2,15)</text:p>
          </table:table-cell>
          <table:table-cell table:style-name="ce3" office:value-type="string">
            <text:p>(3,15)</text:p>
          </table:table-cell>
          <table:table-cell table:style-name="ce3" office:value-type="string">
            <text:p>(4,15)</text:p>
          </table:table-cell>
          <table:table-cell table:style-name="ce3" office:value-type="string">
            <text:p>(5,15)</text:p>
          </table:table-cell>
          <table:table-cell table:style-name="ce3" office:value-type="string">
            <text:p>(6,15)</text:p>
          </table:table-cell>
          <table:table-cell table:style-name="ce3" office:value-type="string">
            <text:p>(7,15)</text:p>
          </table:table-cell>
          <table:table-cell table:style-name="ce3" office:value-type="string">
            <text:p>(8,15)</text:p>
          </table:table-cell>
          <table:table-cell table:style-name="ce3" office:value-type="string">
            <text:p>(9,15)</text:p>
          </table:table-cell>
        </table:table-row>
        <table:table-row>
          <table:table-cell table:style-name="ce3" office:value-type="string">
            <text:p>(1,16)</text:p>
          </table:table-cell>
          <table:table-cell table:style-name="ce3" office:value-type="string">
            <text:p>(2,16)</text:p>
          </table:table-cell>
          <table:table-cell table:style-name="ce3" office:value-type="string">
            <text:p>(3,16)</text:p>
          </table:table-cell>
          <table:table-cell table:style-name="ce3" office:value-type="string">
            <text:p>(4,16)</text:p>
          </table:table-cell>
          <table:table-cell table:style-name="ce3" office:value-type="string">
            <text:p>(5,16)</text:p>
          </table:table-cell>
          <table:table-cell table:style-name="ce3" office:value-type="string">
            <text:p>(6,16)</text:p>
          </table:table-cell>
          <table:table-cell table:style-name="ce3" office:value-type="string">
            <text:p>(7,16)</text:p>
          </table:table-cell>
          <table:table-cell table:style-name="ce3" office:value-type="string">
            <text:p>(8,16)</text:p>
          </table:table-cell>
          <table:table-cell table:style-name="ce3" office:value-type="string">
            <text:p>(9,16)</text:p>
          </table:table-cell>
        </table:table-row>
        <table:table-row>
          <table:table-cell table:style-name="ce3" office:value-type="string">
            <text:p>(1,17)</text:p>
          </table:table-cell>
          <table:table-cell table:style-name="ce3" office:value-type="string">
            <text:p>(2,17)</text:p>
          </table:table-cell>
          <table:table-cell table:style-name="ce3" office:value-type="string">
            <text:p>(3,17)</text:p>
          </table:table-cell>
          <table:table-cell table:style-name="ce3" office:value-type="string">
            <text:p>(4,17)</text:p>
          </table:table-cell>
          <table:table-cell table:style-name="ce3" office:value-type="string">
            <text:p>(5,17)</text:p>
          </table:table-cell>
          <table:table-cell table:style-name="ce3" office:value-type="string">
            <text:p>(6,17)</text:p>
          </table:table-cell>
          <table:table-cell table:style-name="ce3" office:value-type="string">
            <text:p>(7,17)</text:p>
          </table:table-cell>
          <table:table-cell table:style-name="ce3" office:value-type="string">
            <text:p>(8,17)</text:p>
          </table:table-cell>
          <table:table-cell table:style-name="ce3" office:value-type="string">
            <text:p>(9,17)</text:p>
          </table:table-cell>
        </table:table-row>
        <table:table-row>
          <table:table-cell table:style-name="ce3" office:value-type="string">
            <text:p>(1,18)</text:p>
          </table:table-cell>
          <table:table-cell table:style-name="ce3" office:value-type="string">
            <text:p>(2,18)</text:p>
          </table:table-cell>
          <table:table-cell table:style-name="ce3" office:value-type="string">
            <text:p>(3,18)</text:p>
          </table:table-cell>
          <table:table-cell table:style-name="ce3" office:value-type="string">
            <text:p>(4,18)</text:p>
          </table:table-cell>
          <table:table-cell table:style-name="ce3" office:value-type="string">
            <text:p>(5,18)</text:p>
          </table:table-cell>
          <table:table-cell table:style-name="ce3" office:value-type="string">
            <text:p>(6,18)</text:p>
          </table:table-cell>
          <table:table-cell table:style-name="ce3" office:value-type="string">
            <text:p>(7,18)</text:p>
          </table:table-cell>
          <table:table-cell table:style-name="ce3" office:value-type="string">
            <text:p>(8,18)</text:p>
          </table:table-cell>
          <table:table-cell table:style-name="ce3" office:value-type="string">
            <text:p>(9,18)</text:p>
          </table:table-cell>
        </table:table-row>
        <table:table-row>
          <table:table-cell table:style-name="ce3" office:value-type="string">
            <text:p>(1,19)</text:p>
          </table:table-cell>
          <table:table-cell table:style-name="ce3" office:value-type="string">
            <text:p>(2,19)</text:p>
          </table:table-cell>
          <table:table-cell table:style-name="ce3" office:value-type="string">
            <text:p>(3,19)</text:p>
          </table:table-cell>
          <table:table-cell table:style-name="ce3" office:value-type="string">
            <text:p>(4,19)</text:p>
          </table:table-cell>
          <table:table-cell table:style-name="ce3" office:value-type="string">
            <text:p>(5,19)</text:p>
          </table:table-cell>
          <table:table-cell table:style-name="ce3" office:value-type="string">
            <text:p>(6,19)</text:p>
          </table:table-cell>
          <table:table-cell table:style-name="ce3" office:value-type="string">
            <text:p>(7,19)</text:p>
          </table:table-cell>
          <table:table-cell table:style-name="ce3" office:value-type="string">
            <text:p>(8,19)</text:p>
          </table:table-cell>
          <table:table-cell table:style-name="ce3" office:value-type="string">
            <text:p>(9,19)</text:p>
          </table:table-cell>
        </table:table-row>
        <table:table-row>
          <table:table-cell table:style-name="ce3" office:value-type="string">
            <text:p>(1,20)</text:p>
          </table:table-cell>
          <table:table-cell table:style-name="ce3" office:value-type="string">
            <text:p>(2,20)</text:p>
          </table:table-cell>
          <table:table-cell table:style-name="ce3" office:value-type="string">
            <text:p>(3,20)</text:p>
          </table:table-cell>
          <table:table-cell table:style-name="ce3" office:value-type="string">
            <text:p>(4,20)</text:p>
          </table:table-cell>
          <table:table-cell table:style-name="ce3" office:value-type="string">
            <text:p>(5,20)</text:p>
          </table:table-cell>
          <table:table-cell table:style-name="ce3" office:value-type="string">
            <text:p>(6,20)</text:p>
          </table:table-cell>
          <table:table-cell table:style-name="ce3" office:value-type="string">
            <text:p>(7,20)</text:p>
          </table:table-cell>
          <table:table-cell table:style-name="ce3" office:value-type="string">
            <text:p>(8,20)</text:p>
          </table:table-cell>
          <table:table-cell table:style-name="ce3" office:value-type="string">
            <text:p>(9,20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2/08/2010</text:date>, <text:time>14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2-06T02:24:39</meta:creation-date>
    <dc:date>2010-02-08T14:42:05</dc:date>
    <dc:creator>Kohei Yoshida</dc:creator>
    <meta:editing-duration>PT00H12M19S</meta:editing-duration>
    <meta:editing-cycles>12</meta:editing-cycles>
    <meta:generator>OpenOffice.org/3.2$Linux OpenOffice.org_project/320m12$Build-9483</meta:generator>
    <meta:document-statistic meta:table-count="5" meta:cell-count="843" meta:object-count="0"/>
  </office:meta>
</office:document-meta>
</file>